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3667in"/>
    </style:style>
    <style:style style:name="Table1.B" style:family="table-column">
      <style:table-column-properties style:column-width="2.9854in"/>
    </style:style>
    <style:style style:name="Table1.C" style:family="table-column">
      <style:table-column-properties style:column-width="2.341in"/>
    </style:style>
    <style:style style:name="Table1.A1" style:family="table-cell">
      <style:table-cell-properties style:vertical-align="middle" fo:padding="0in" fo:border="none"/>
    </style:style>
    <style:style style:name="P1" style:family="paragraph" style:parent-style-name="Standard">
      <style:text-properties officeooo:rsid="001af93e" officeooo:paragraph-rsid="001af93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1af93e" officeooo:paragraph-rsid="001af93e"/>
    </style:style>
    <style:style style:name="P9" style:family="paragraph" style:parent-style-name="Text_20_body" style:list-style-name="L1">
      <style:text-properties officeooo:rsid="001af93e" officeooo:paragraph-rsid="001af93e"/>
    </style:style>
    <style:style style:name="P10" style:family="paragraph" style:parent-style-name="Table_20_Heading">
      <style:paragraph-properties fo:margin-left="0in" fo:margin-right="0in" fo:margin-top="0in" fo:margin-bottom="0in" style:contextual-spacing="false" fo:text-align="start" style:justify-single-word="false" fo:text-indent="0in" style:auto-text-indent="false"/>
    </style:style>
    <style:style style:name="P1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loext:padding="0.0193in" loext:border="0.06pt solid #000000"/>
    </style:style>
    <style:style style:name="P12"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13" style:family="paragraph" style:parent-style-name="Table_20_Contents">
      <style:paragraph-properties fo:margin-left="0in" fo:margin-right="0in" fo:margin-top="0in" fo:margin-bottom="0in" style:contextual-spacing="false" fo:text-align="start" style:justify-single-word="false"/>
    </style:style>
    <style:style style:name="P14" style:family="paragraph" style:parent-style-name="Standard" style:list-style-name="L2">
      <style:text-properties officeooo:rsid="001af93e" officeooo:paragraph-rsid="001af93e"/>
    </style:style>
    <style:style style:name="P15" style:family="paragraph" style:parent-style-name="Standard">
      <style:paragraph-properties fo:break-before="page"/>
      <style:text-properties officeooo:rsid="001af93e" officeooo:paragraph-rsid="001af93e"/>
    </style:style>
    <style:style style:name="P16" style:family="paragraph" style:parent-style-name="Heading_20_1">
      <style:text-properties officeooo:rsid="001af93e" officeooo:paragraph-rsid="001af93e"/>
    </style:style>
    <style:style style:name="P17" style:family="paragraph" style:parent-style-name="Text_20_body">
      <style:paragraph-properties fo:margin-left="0in" fo:margin-right="0in" fo:text-indent="0in" style:auto-text-indent="false"/>
      <style:text-properties officeooo:rsid="001af93e"/>
    </style:style>
    <style:style style:name="P18" style:family="paragraph" style:parent-style-name="Heading_20_2">
      <style:paragraph-properties fo:margin-left="0in" fo:margin-right="0in" fo:text-indent="0in" style:auto-text-indent="false"/>
      <style:text-properties officeooo:rsid="001af93e"/>
    </style:style>
    <style:style style:name="P19" style:family="paragraph" style:parent-style-name="Text_20_body">
      <style:paragraph-properties fo:margin-left="0in" fo:margin-right="0in" fo:margin-top="0in" fo:margin-bottom="0in" style:contextual-spacing="false" fo:text-indent="0in" style:auto-text-indent="false"/>
      <style:text-properties officeooo:rsid="001af93e"/>
    </style:style>
    <style:style style:name="P20" style:family="paragraph" style:parent-style-name="Heading_20_3">
      <style:paragraph-properties fo:margin-left="0in" fo:margin-right="0in" fo:text-indent="0in" style:auto-text-indent="false"/>
      <style:text-properties officeooo:rsid="001af93e"/>
    </style:style>
    <style:style style:name="P21" style:family="paragraph" style:parent-style-name="Heading_20_4">
      <style:paragraph-properties fo:margin-left="0in" fo:margin-right="0in" fo:text-indent="0in" style:auto-text-indent="false"/>
      <style:text-properties officeooo:rsid="001af93e"/>
    </style:style>
    <style:style style:name="P22" style:family="paragraph" style:parent-style-name="Text_20_body" style:list-style-name="L3">
      <style:paragraph-properties fo:margin-left="0in" fo:margin-right="0in" fo:margin-top="0in" fo:margin-bottom="0in" style:contextual-spacing="false" fo:text-indent="0in" style:auto-text-indent="false"/>
      <style:text-properties officeooo:rsid="001af93e"/>
    </style:style>
    <style:style style:name="P23" style:family="paragraph" style:parent-style-name="Text_20_body" style:list-style-name="L3">
      <style:paragraph-properties fo:margin-left="0in" fo:margin-right="0in" fo:text-indent="0in" style:auto-text-indent="false"/>
      <style:text-properties officeooo:rsid="001af93e"/>
    </style:style>
    <style:style style:name="P24" style:family="paragraph" style:parent-style-name="Heading_20_4">
      <style:paragraph-properties fo:margin-left="0in" fo:margin-right="0in" fo:margin-top="0.0835in" fo:margin-bottom="0in" style:contextual-spacing="false" fo:text-indent="0in" style:auto-text-indent="false"/>
      <style:text-properties officeooo:rsid="001af93e"/>
    </style:style>
    <style:style style:name="P25" style:family="paragraph" style:parent-style-name="Text_20_body" style:list-style-name="L4">
      <style:paragraph-properties fo:margin-left="0in" fo:margin-right="0in" fo:margin-top="0in" fo:margin-bottom="0in" style:contextual-spacing="false" fo:text-indent="0in" style:auto-text-indent="false"/>
      <style:text-properties officeooo:rsid="001af93e"/>
    </style:style>
    <style:style style:name="P26" style:family="paragraph" style:parent-style-name="Text_20_body" style:list-style-name="L4">
      <style:paragraph-properties fo:margin-left="0in" fo:margin-right="0in" fo:text-indent="0in" style:auto-text-indent="false"/>
      <style:text-properties officeooo:rsid="001af93e"/>
    </style:style>
    <style:style style:name="P27" style:family="paragraph" style:parent-style-name="Text_20_body" style:list-style-name="L5">
      <style:paragraph-properties fo:margin-left="0in" fo:margin-right="0in" fo:margin-top="0in" fo:margin-bottom="0in" style:contextual-spacing="false" fo:text-indent="0in" style:auto-text-indent="false"/>
      <style:text-properties officeooo:rsid="001af93e"/>
    </style:style>
    <style:style style:name="P28" style:family="paragraph" style:parent-style-name="Text_20_body" style:list-style-name="L5">
      <style:paragraph-properties fo:margin-left="0in" fo:margin-right="0in" fo:text-indent="0in" style:auto-text-indent="false"/>
      <style:text-properties officeooo:rsid="001af93e"/>
    </style:style>
    <style:style style:name="P29" style:family="paragraph" style:parent-style-name="Text_20_body" style:list-style-name="L6">
      <style:paragraph-properties fo:margin-left="0in" fo:margin-right="0in" fo:text-indent="0in" style:auto-text-indent="false"/>
      <style:text-properties officeooo:rsid="001af93e"/>
    </style:style>
    <style:style style:name="P30" style:family="paragraph" style:parent-style-name="Text_20_body" style:list-style-name="L7">
      <style:paragraph-properties fo:margin-left="0in" fo:margin-right="0in" fo:text-indent="0in" style:auto-text-indent="false"/>
      <style:text-properties officeooo:rsid="001af93e"/>
    </style:style>
    <style:style style:name="P31" style:family="paragraph" style:parent-style-name="Text_20_body" style:list-style-name="L8">
      <style:paragraph-properties fo:margin-left="0in" fo:margin-right="0in" fo:margin-top="0in" fo:margin-bottom="0in" style:contextual-spacing="false" fo:text-indent="0in" style:auto-text-indent="false"/>
      <style:text-properties officeooo:rsid="001af93e"/>
    </style:style>
    <style:style style:name="P32" style:family="paragraph" style:parent-style-name="Text_20_body" style:list-style-name="L8">
      <style:paragraph-properties fo:margin-left="0in" fo:margin-right="0in" fo:text-indent="0in" style:auto-text-indent="false"/>
      <style:text-properties officeooo:rsid="001af93e"/>
    </style:style>
    <style:style style:name="P33" style:family="paragraph" style:parent-style-name="Text_20_body" style:list-style-name="L9">
      <style:paragraph-properties fo:margin-left="0in" fo:margin-right="0in" fo:margin-top="0in" fo:margin-bottom="0in" style:contextual-spacing="false" fo:text-indent="0in" style:auto-text-indent="false"/>
      <style:text-properties officeooo:rsid="001af93e"/>
    </style:style>
    <style:style style:name="P34" style:family="paragraph" style:parent-style-name="Text_20_body" style:list-style-name="L9">
      <style:paragraph-properties fo:margin-left="0in" fo:margin-right="0in" fo:text-indent="0in" style:auto-text-indent="false"/>
      <style:text-properties officeooo:rsid="001af93e"/>
    </style:style>
    <style:style style:name="P35" style:family="paragraph" style:parent-style-name="Heading_20_1">
      <style:paragraph-properties fo:margin-left="0in" fo:margin-right="0in" fo:text-indent="0in" style:auto-text-indent="false"/>
      <style:text-properties officeooo:rsid="001af93e"/>
    </style:style>
    <style:style style:name="P36" style:family="paragraph" style:parent-style-name="Heading_20_2">
      <style:paragraph-properties fo:margin-left="0in" fo:margin-right="0in" fo:margin-top="0in" fo:margin-bottom="0.0972in" style:contextual-spacing="false" fo:line-height="115%" fo:text-indent="0in" style:auto-text-indent="false"/>
      <style:text-properties officeooo:rsid="001af93e"/>
    </style:style>
    <style:style style:name="P37" style:family="paragraph" style:parent-style-name="Text_20_body" style:list-style-name="L10">
      <style:paragraph-properties fo:margin-left="0in" fo:margin-right="0in" fo:margin-top="0in" fo:margin-bottom="0in" style:contextual-spacing="false" fo:text-indent="0in" style:auto-text-indent="false"/>
      <style:text-properties officeooo:rsid="001af93e"/>
    </style:style>
    <style:style style:name="P38" style:family="paragraph" style:parent-style-name="Text_20_body" style:list-style-name="L10">
      <style:paragraph-properties fo:margin-left="0in" fo:margin-right="0in" fo:text-indent="0in" style:auto-text-indent="false"/>
      <style:text-properties officeooo:rsid="001af93e"/>
    </style:style>
    <style:style style:name="P39" style:family="paragraph" style:parent-style-name="Text_20_body" style:list-style-name="L11">
      <style:paragraph-properties fo:margin-left="0in" fo:margin-right="0in" fo:text-indent="0in" style:auto-text-indent="false"/>
      <style:text-properties officeooo:rsid="001af93e"/>
    </style:style>
    <style:style style:name="P40" style:family="paragraph" style:parent-style-name="Preformatted_20_Text" style:list-style-name="L11">
      <style:paragraph-properties fo:margin-left="0in" fo:margin-right="0in" fo:margin-top="0in" fo:margin-bottom="0.1965in" style:contextual-spacing="false" fo:line-height="115%" fo:text-indent="0in" style:auto-text-indent="false"/>
      <style:text-properties officeooo:rsid="001af93e"/>
    </style:style>
    <style:style style:name="P41" style:family="paragraph" style:parent-style-name="Text_20_body" style:list-style-name="L12">
      <style:paragraph-properties fo:margin-left="0in" fo:margin-right="0in" fo:margin-top="0in" fo:margin-bottom="0in" style:contextual-spacing="false" fo:text-indent="0in" style:auto-text-indent="false"/>
      <style:text-properties officeooo:rsid="001af93e"/>
    </style:style>
    <style:style style:name="P42" style:family="paragraph" style:parent-style-name="Text_20_body" style:list-style-name="L12">
      <style:paragraph-properties fo:margin-left="0in" fo:margin-right="0in" fo:text-indent="0in" style:auto-text-indent="false"/>
      <style:text-properties officeooo:rsid="001af93e"/>
    </style:style>
    <style:style style:name="P43" style:family="paragraph" style:parent-style-name="Preformatted_20_Text">
      <style:paragraph-properties fo:margin-left="0in" fo:margin-right="0in" fo:margin-top="0in" fo:margin-bottom="0.1965in" style:contextual-spacing="false" fo:line-height="115%" fo:text-indent="0in" style:auto-text-indent="false"/>
      <style:text-properties officeooo:rsid="001af93e"/>
    </style:style>
    <style:style style:name="P44" style:family="paragraph" style:parent-style-name="Heading_20_1">
      <style:paragraph-properties fo:margin-left="0in" fo:margin-right="0in" fo:text-indent="0in" style:auto-text-indent="false" fo:break-before="page"/>
      <style:text-properties officeooo:rsid="001af93e"/>
    </style:style>
    <style:style style:name="P45" style:family="paragraph" style:parent-style-name="Heading_20_3">
      <style:paragraph-properties fo:margin-left="0in" fo:margin-right="0in" fo:margin-top="0in" fo:margin-bottom="0.0972in" style:contextual-spacing="false" fo:line-height="115%" fo:text-indent="0in" style:auto-text-indent="false"/>
      <style:text-properties officeooo:rsid="001af93e"/>
    </style:style>
    <style:style style:name="P46" style:family="paragraph" style:parent-style-name="Heading_20_4">
      <style:paragraph-properties fo:margin-left="0in" fo:margin-right="0in" fo:margin-top="0in" fo:margin-bottom="0in" style:contextual-spacing="false" fo:line-height="115%" fo:text-indent="0in" style:auto-text-indent="false"/>
      <style:text-properties officeooo:rsid="001af93e"/>
    </style:style>
    <style:style style:name="P47" style:family="paragraph" style:parent-style-name="Heading_20_4">
      <style:paragraph-properties fo:margin-left="0in" fo:margin-right="0in" fo:margin-top="0in" fo:margin-bottom="0.1965in" style:contextual-spacing="false" fo:line-height="115%" fo:text-indent="0in" style:auto-text-indent="false"/>
      <style:text-properties officeooo:rsid="001af93e"/>
    </style:style>
    <style:style style:name="P48" style:family="paragraph" style:parent-style-name="Text_20_body" style:list-style-name="L13">
      <style:paragraph-properties fo:margin-left="0in" fo:margin-right="0in" fo:text-indent="0in" style:auto-text-indent="false"/>
      <style:text-properties officeooo:rsid="001af93e"/>
    </style:style>
    <style:style style:name="P49" style:family="paragraph" style:parent-style-name="Text_20_body" style:list-style-name="L14">
      <style:paragraph-properties fo:margin-left="0in" fo:margin-right="0in" fo:margin-top="0in" fo:margin-bottom="0in" style:contextual-spacing="false" fo:text-indent="0in" style:auto-text-indent="false"/>
      <style:text-properties officeooo:rsid="001af93e"/>
    </style:style>
    <style:style style:name="P50" style:family="paragraph" style:parent-style-name="Text_20_body" style:list-style-name="L14">
      <style:paragraph-properties fo:margin-left="0in" fo:margin-right="0in" fo:text-indent="0in" style:auto-text-indent="false"/>
      <style:text-properties officeooo:rsid="001af93e"/>
    </style:style>
    <style:style style:name="P51" style:family="paragraph" style:parent-style-name="Heading_20_4">
      <style:paragraph-properties fo:margin-left="0in" fo:margin-right="0in" fo:margin-top="0in" fo:margin-bottom="0in" style:contextual-spacing="false" fo:line-height="115%" fo:text-indent="0in" style:auto-text-indent="false"/>
      <style:text-properties officeooo:rsid="001af93e" officeooo:paragraph-rsid="0021b1f0"/>
    </style:style>
    <style:style style:name="P52" style:family="paragraph" style:parent-style-name="Text_20_body" style:list-style-name="L15">
      <style:paragraph-properties fo:margin-left="0in" fo:margin-right="0in" fo:margin-top="0in" fo:margin-bottom="0in" style:contextual-spacing="false" fo:text-indent="0in" style:auto-text-indent="false"/>
      <style:text-properties officeooo:rsid="001af93e"/>
    </style:style>
    <style:style style:name="P53" style:family="paragraph" style:parent-style-name="Text_20_body" style:list-style-name="L15">
      <style:paragraph-properties fo:margin-left="0in" fo:margin-right="0in" fo:text-indent="0in" style:auto-text-indent="false"/>
      <style:text-properties officeooo:rsid="001af93e"/>
    </style:style>
    <style:style style:name="P54" style:family="paragraph" style:parent-style-name="Text_20_body" style:list-style-name="L16">
      <style:paragraph-properties fo:margin-left="0in" fo:margin-right="0in" fo:margin-top="0in" fo:margin-bottom="0in" style:contextual-spacing="false" fo:text-indent="0in" style:auto-text-indent="false"/>
      <style:text-properties officeooo:rsid="001af93e"/>
    </style:style>
    <style:style style:name="P55" style:family="paragraph" style:parent-style-name="Text_20_body" style:list-style-name="L16">
      <style:paragraph-properties fo:margin-left="0in" fo:margin-right="0in" fo:text-indent="0in" style:auto-text-indent="false"/>
      <style:text-properties officeooo:rsid="001af93e"/>
    </style:style>
    <style:style style:name="P56" style:family="paragraph" style:parent-style-name="Text_20_body" style:list-style-name="L17">
      <style:paragraph-properties fo:margin-left="0in" fo:margin-right="0in" fo:margin-top="0in" fo:margin-bottom="0in" style:contextual-spacing="false" fo:text-indent="0in" style:auto-text-indent="false"/>
      <style:text-properties officeooo:rsid="001af93e"/>
    </style:style>
    <style:style style:name="P57" style:family="paragraph" style:parent-style-name="Text_20_body" style:list-style-name="L17">
      <style:paragraph-properties fo:margin-left="0in" fo:margin-right="0in" fo:text-indent="0in" style:auto-text-indent="false"/>
      <style:text-properties officeooo:rsid="001af93e"/>
    </style:style>
    <style:style style:name="P58" style:family="paragraph" style:parent-style-name="Text_20_body" style:list-style-name="L18">
      <style:paragraph-properties fo:margin-left="0in" fo:margin-right="0in" fo:margin-top="0in" fo:margin-bottom="0in" style:contextual-spacing="false" fo:text-indent="0in" style:auto-text-indent="false"/>
      <style:text-properties officeooo:rsid="001af93e"/>
    </style:style>
    <style:style style:name="P59" style:family="paragraph" style:parent-style-name="Text_20_body" style:list-style-name="L18">
      <style:paragraph-properties fo:margin-left="0in" fo:margin-right="0in" fo:text-indent="0in" style:auto-text-indent="false"/>
      <style:text-properties officeooo:rsid="001af93e"/>
    </style:style>
    <style:style style:name="P60" style:family="paragraph" style:parent-style-name="Text_20_body" style:list-style-name="L19">
      <style:paragraph-properties fo:margin-left="0in" fo:margin-right="0in" fo:margin-top="0in" fo:margin-bottom="0in" style:contextual-spacing="false" fo:text-indent="0in" style:auto-text-indent="false"/>
      <style:text-properties officeooo:rsid="001af93e"/>
    </style:style>
    <style:style style:name="P61" style:family="paragraph" style:parent-style-name="Text_20_body" style:list-style-name="L19">
      <style:paragraph-properties fo:margin-left="0in" fo:margin-right="0in" fo:text-indent="0in" style:auto-text-indent="false"/>
      <style:text-properties officeooo:rsid="001af93e"/>
    </style:style>
    <style:style style:name="P62" style:family="paragraph" style:parent-style-name="Text_20_body" style:list-style-name="L20">
      <style:paragraph-properties fo:margin-left="0in" fo:margin-right="0in" fo:margin-top="0in" fo:margin-bottom="0in" style:contextual-spacing="false" fo:text-indent="0in" style:auto-text-indent="false"/>
      <style:text-properties officeooo:rsid="001af93e"/>
    </style:style>
    <style:style style:name="P63" style:family="paragraph" style:parent-style-name="Text_20_body" style:list-style-name="L20">
      <style:paragraph-properties fo:margin-left="0in" fo:margin-right="0in" fo:text-indent="0in" style:auto-text-indent="false"/>
      <style:text-properties officeooo:rsid="001af93e"/>
    </style:style>
    <style:style style:name="P64" style:family="paragraph" style:parent-style-name="Text_20_body" style:list-style-name="L21">
      <style:paragraph-properties fo:margin-left="0in" fo:margin-right="0in" fo:margin-top="0in" fo:margin-bottom="0in" style:contextual-spacing="false" fo:text-indent="0in" style:auto-text-indent="false"/>
      <style:text-properties officeooo:rsid="001af93e"/>
    </style:style>
    <style:style style:name="P65" style:family="paragraph" style:parent-style-name="Text_20_body" style:list-style-name="L21">
      <style:paragraph-properties fo:margin-left="0in" fo:margin-right="0in" fo:text-indent="0in" style:auto-text-indent="false"/>
      <style:text-properties officeooo:rsid="001af93e"/>
    </style:style>
    <style:style style:name="P66" style:family="paragraph" style:parent-style-name="Preformatted_20_Text">
      <style:paragraph-properties fo:margin-left="0in" fo:margin-right="0in" fo:line-height="115%" fo:text-indent="0in" style:auto-text-indent="false"/>
      <style:text-properties officeooo:rsid="001af93e"/>
    </style:style>
    <style:style style:name="P67" style:family="paragraph" style:parent-style-name="Text_20_body" style:list-style-name="L22">
      <style:paragraph-properties fo:margin-left="0in" fo:margin-right="0in" fo:margin-top="0in" fo:margin-bottom="0in" style:contextual-spacing="false" fo:text-indent="0in" style:auto-text-indent="false"/>
      <style:text-properties officeooo:rsid="001af93e"/>
    </style:style>
    <style:style style:name="P68" style:family="paragraph" style:parent-style-name="Text_20_body" style:list-style-name="L22">
      <style:paragraph-properties fo:margin-left="0in" fo:margin-right="0in" fo:text-indent="0in" style:auto-text-indent="false"/>
      <style:text-properties officeooo:rsid="001af93e"/>
    </style:style>
    <style:style style:name="P69" style:family="paragraph" style:parent-style-name="Text_20_body" style:list-style-name="L23">
      <style:paragraph-properties fo:margin-left="0in" fo:margin-right="0in" fo:margin-top="0in" fo:margin-bottom="0in" style:contextual-spacing="false" fo:text-indent="0in" style:auto-text-indent="false"/>
      <style:text-properties officeooo:rsid="001af93e"/>
    </style:style>
    <style:style style:name="P70" style:family="paragraph" style:parent-style-name="Text_20_body" style:list-style-name="L23">
      <style:paragraph-properties fo:margin-left="0in" fo:margin-right="0in" fo:text-indent="0in" style:auto-text-indent="false"/>
      <style:text-properties officeooo:rsid="001af93e" officeooo:paragraph-rsid="0023dd6c"/>
    </style:style>
    <style:style style:name="P71" style:family="paragraph" style:parent-style-name="Heading_20_1" style:list-style-name="L23">
      <style:paragraph-properties fo:margin-left="0in" fo:margin-right="0in" fo:text-indent="0in" style:auto-text-indent="false" fo:break-before="page"/>
      <style:text-properties officeooo:rsid="001af93e" officeooo:paragraph-rsid="0023dd6c"/>
    </style:style>
    <style:style style:name="P72" style:family="paragraph" style:parent-style-name="Heading_20_4">
      <style:paragraph-properties fo:margin-left="0in" fo:margin-right="0in" fo:margin-top="0in" fo:margin-bottom="0.0972in" style:contextual-spacing="false" fo:line-height="115%" fo:text-indent="0in" style:auto-text-indent="false"/>
      <style:text-properties officeooo:rsid="001af93e"/>
    </style:style>
    <style:style style:name="P73" style:family="paragraph" style:parent-style-name="Text_20_body" style:list-style-name="L24">
      <style:paragraph-properties fo:margin-left="0in" fo:margin-right="0in" fo:margin-top="0in" fo:margin-bottom="0in" style:contextual-spacing="false" fo:text-indent="0in" style:auto-text-indent="false"/>
      <style:text-properties officeooo:rsid="001af93e"/>
    </style:style>
    <style:style style:name="P74" style:family="paragraph" style:parent-style-name="Text_20_body" style:list-style-name="L24">
      <style:paragraph-properties fo:margin-left="0in" fo:margin-right="0in" fo:text-indent="0in" style:auto-text-indent="false"/>
      <style:text-properties officeooo:rsid="001af93e"/>
    </style:style>
    <style:style style:name="P75" style:family="paragraph" style:parent-style-name="Text_20_body" style:list-style-name="L25">
      <style:paragraph-properties fo:margin-left="0in" fo:margin-right="0in" fo:margin-top="0in" fo:margin-bottom="0in" style:contextual-spacing="false" fo:text-indent="0in" style:auto-text-indent="false"/>
      <style:text-properties officeooo:rsid="001af93e"/>
    </style:style>
    <style:style style:name="P76" style:family="paragraph" style:parent-style-name="Text_20_body" style:list-style-name="L25">
      <style:paragraph-properties fo:margin-left="0in" fo:margin-right="0in" fo:text-indent="0in" style:auto-text-indent="false"/>
      <style:text-properties officeooo:rsid="001af93e"/>
    </style:style>
    <style:style style:name="P77" style:family="paragraph" style:parent-style-name="Text_20_body" style:list-style-name="L26">
      <style:paragraph-properties fo:margin-left="0in" fo:margin-right="0in" fo:margin-top="0in" fo:margin-bottom="0in" style:contextual-spacing="false" fo:text-indent="0in" style:auto-text-indent="false"/>
      <style:text-properties officeooo:rsid="001af93e"/>
    </style:style>
    <style:style style:name="P78" style:family="paragraph" style:parent-style-name="Text_20_body" style:list-style-name="L26">
      <style:paragraph-properties fo:margin-left="0in" fo:margin-right="0in" fo:text-indent="0in" style:auto-text-indent="false"/>
      <style:text-properties officeooo:rsid="001af93e"/>
    </style:style>
    <style:style style:name="P79" style:family="paragraph" style:parent-style-name="Text_20_body" style:list-style-name="L27">
      <style:paragraph-properties fo:margin-left="0in" fo:margin-right="0in" fo:margin-top="0in" fo:margin-bottom="0in" style:contextual-spacing="false" fo:text-indent="0in" style:auto-text-indent="false"/>
      <style:text-properties officeooo:rsid="001af93e"/>
    </style:style>
    <style:style style:name="P80" style:family="paragraph" style:parent-style-name="Text_20_body" style:list-style-name="L27">
      <style:paragraph-properties fo:margin-left="0in" fo:margin-right="0in" fo:text-indent="0in" style:auto-text-indent="false"/>
      <style:text-properties officeooo:rsid="001af93e"/>
    </style:style>
    <style:style style:name="P81" style:family="paragraph" style:parent-style-name="Text_20_body" style:list-style-name="L28">
      <style:paragraph-properties fo:margin-left="0in" fo:margin-right="0in" fo:margin-top="0in" fo:margin-bottom="0in" style:contextual-spacing="false" fo:text-indent="0in" style:auto-text-indent="false"/>
      <style:text-properties officeooo:rsid="001af93e"/>
    </style:style>
    <style:style style:name="P82" style:family="paragraph" style:parent-style-name="Text_20_body" style:list-style-name="L28">
      <style:paragraph-properties fo:margin-left="0in" fo:margin-right="0in" fo:text-indent="0in" style:auto-text-indent="false"/>
      <style:text-properties officeooo:rsid="001af93e"/>
    </style:style>
    <style:style style:name="P83" style:family="paragraph" style:parent-style-name="Text_20_body" style:list-style-name="L23">
      <style:paragraph-properties fo:margin-left="0in" fo:margin-right="0in" fo:text-indent="0in" style:auto-text-indent="false"/>
      <style:text-properties officeooo:rsid="001af93e"/>
    </style:style>
    <style:style style:name="P84" style:family="paragraph" style:parent-style-name="Heading_20_1" style:list-style-name="L23">
      <style:paragraph-properties fo:margin-left="0in" fo:margin-right="0in" fo:text-indent="0in" style:auto-text-indent="false" fo:break-before="page"/>
      <style:text-properties officeooo:rsid="001af93e"/>
    </style:style>
    <style:style style:name="P85" style:family="paragraph" style:parent-style-name="Text_20_body" style:list-style-name="L29">
      <style:paragraph-properties fo:margin-left="0in" fo:margin-right="0in" fo:margin-top="0in" fo:margin-bottom="0in" style:contextual-spacing="false" fo:text-indent="0in" style:auto-text-indent="false"/>
      <style:text-properties officeooo:rsid="001af93e"/>
    </style:style>
    <style:style style:name="P86" style:family="paragraph" style:parent-style-name="Text_20_body" style:list-style-name="L29">
      <style:paragraph-properties fo:margin-left="0in" fo:margin-right="0in" fo:text-indent="0in" style:auto-text-indent="false"/>
      <style:text-properties officeooo:rsid="001af93e"/>
    </style:style>
    <style:style style:name="P87" style:family="paragraph" style:parent-style-name="Text_20_body" style:list-style-name="L30">
      <style:paragraph-properties fo:margin-left="0in" fo:margin-right="0in" fo:margin-top="0in" fo:margin-bottom="0in" style:contextual-spacing="false" fo:text-indent="0in" style:auto-text-indent="false"/>
      <style:text-properties officeooo:rsid="001af93e"/>
    </style:style>
    <style:style style:name="P88" style:family="paragraph" style:parent-style-name="Text_20_body" style:list-style-name="L30">
      <style:paragraph-properties fo:margin-left="0in" fo:margin-right="0in" fo:text-indent="0in" style:auto-text-indent="false"/>
      <style:text-properties officeooo:rsid="001af93e"/>
    </style:style>
    <style:style style:name="P89" style:family="paragraph" style:parent-style-name="Text_20_body" style:list-style-name="L31">
      <style:paragraph-properties fo:margin-left="0in" fo:margin-right="0in" fo:margin-top="0in" fo:margin-bottom="0in" style:contextual-spacing="false" fo:text-indent="0in" style:auto-text-indent="false"/>
      <style:text-properties officeooo:rsid="001af93e"/>
    </style:style>
    <style:style style:name="P90" style:family="paragraph" style:parent-style-name="Text_20_body" style:list-style-name="L31">
      <style:paragraph-properties fo:margin-left="0in" fo:margin-right="0in" fo:text-indent="0in" style:auto-text-indent="false"/>
      <style:text-properties officeooo:rsid="001af93e"/>
    </style:style>
    <style:style style:name="P91" style:family="paragraph" style:parent-style-name="Text_20_body" style:list-style-name="L32">
      <style:paragraph-properties fo:margin-left="0in" fo:margin-right="0in" fo:margin-top="0in" fo:margin-bottom="0in" style:contextual-spacing="false" fo:text-indent="0in" style:auto-text-indent="false"/>
      <style:text-properties officeooo:rsid="001af93e"/>
    </style:style>
    <style:style style:name="P92" style:family="paragraph" style:parent-style-name="Text_20_body" style:list-style-name="L32">
      <style:paragraph-properties fo:margin-left="0in" fo:margin-right="0in" fo:text-indent="0in" style:auto-text-indent="false"/>
      <style:text-properties officeooo:rsid="001af93e"/>
    </style:style>
    <style:style style:name="P93" style:family="paragraph" style:parent-style-name="Horizontal_20_Line">
      <style:paragraph-properties fo:margin-top="0in" fo:margin-bottom="0.0972in" style:contextual-spacing="false" fo:line-height="115%"/>
      <style:text-properties officeooo:rsid="001af93e"/>
    </style:style>
    <style:style style:name="P94" style:family="paragraph" style:parent-style-name="Text_20_body" style:list-style-name="L33">
      <style:paragraph-properties fo:margin-left="0in" fo:margin-right="0in" fo:margin-top="0in" fo:margin-bottom="0in" style:contextual-spacing="false" fo:text-indent="0in" style:auto-text-indent="false"/>
      <style:text-properties officeooo:rsid="001af93e"/>
    </style:style>
    <style:style style:name="P95" style:family="paragraph" style:parent-style-name="Text_20_body" style:list-style-name="L33">
      <style:paragraph-properties fo:margin-left="0in" fo:margin-right="0in" fo:text-indent="0in" style:auto-text-indent="false"/>
      <style:text-properties officeooo:rsid="001af93e"/>
    </style:style>
    <style:style style:name="P96" style:family="paragraph" style:parent-style-name="Text_20_body" style:list-style-name="L34">
      <style:paragraph-properties fo:margin-left="0in" fo:margin-right="0in" fo:margin-top="0in" fo:margin-bottom="0in" style:contextual-spacing="false" fo:text-indent="0in" style:auto-text-indent="false"/>
      <style:text-properties officeooo:rsid="001af93e"/>
    </style:style>
    <style:style style:name="P97" style:family="paragraph" style:parent-style-name="Text_20_body" style:list-style-name="L34">
      <style:paragraph-properties fo:margin-left="0in" fo:margin-right="0in" fo:text-indent="0in" style:auto-text-indent="false"/>
      <style:text-properties officeooo:rsid="001af93e"/>
    </style:style>
    <style:style style:name="P98" style:family="paragraph" style:parent-style-name="Text_20_body" style:list-style-name="L35">
      <style:paragraph-properties fo:margin-left="0in" fo:margin-right="0in" fo:text-indent="0in" style:auto-text-indent="false"/>
      <style:text-properties officeooo:rsid="001af93e"/>
    </style:style>
    <style:style style:name="P99" style:family="paragraph" style:parent-style-name="Text_20_body" style:list-style-name="L35">
      <style:paragraph-properties fo:margin-left="0in" fo:margin-right="0in" fo:margin-top="0in" fo:margin-bottom="0in" style:contextual-spacing="false" fo:text-indent="0in" style:auto-text-indent="false"/>
      <style:text-properties officeooo:rsid="001af93e"/>
    </style:style>
    <style:style style:name="T1" style:family="text">
      <style:text-properties officeooo:rsid="00292719"/>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loext:padding="0.0193in" loext:border="0.06pt solid #000000"/>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1fce81"/>
    </style:style>
    <style:style style:name="T9" style:family="text">
      <style:text-properties officeooo:rsid="0020d098"/>
    </style:style>
    <style:style style:name="T10" style:family="text">
      <style:text-properties officeooo:rsid="00211230"/>
    </style:style>
    <style:style style:name="T11" style:family="text">
      <style:text-properties officeooo:rsid="0021b1f0"/>
    </style:style>
    <style:style style:name="T12" style:family="text">
      <style:text-properties officeooo:rsid="00235170"/>
    </style:style>
    <style:style style:name="T13" style:family="text">
      <style:text-properties officeooo:rsid="0023dd6c"/>
    </style:style>
    <style:style style:name="T14" style:family="text">
      <style:text-properties officeooo:rsid="0027e59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TE <text:span text:style-name="T1">Cation Voltronic Sit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137_545434365" office:name="1. The Core Idea: Speed" text:style-name="Index_20_Link" text:visited-style-name="Index_20_Link">1. The Core Idea: Speed<text:tab/>4</text:a></text:p>
          <text:p text:style-name="P3"><text:a xlink:type="simple" xlink:href="#__RefHeading___Toc146_545434365" office:name="2. Key Features &amp; Benefits" text:style-name="Index_20_Link" text:visited-style-name="Index_20_Link">2. Key Features &amp; Benefits<text:tab/>4</text:a></text:p>
          <text:p text:style-name="P3"><text:a xlink:type="simple" xlink:href="#__RefHeading___Toc148_545434365" office:name="3. Vite vs. Create React App (CRA)" text:style-name="Index_20_Link" text:visited-style-name="Index_20_Link">3. Vite vs. Create React App (CRA)<text:tab/>5</text:a></text:p>
          <text:p text:style-name="P3"><text:a xlink:type="simple" xlink:href="#__RefHeading___Toc150_545434365" office:name="4. How to Use Vite with React" text:style-name="Index_20_Link" text:visited-style-name="Index_20_Link">4. How to Use Vite with React<text:tab/>5</text:a></text:p>
          <text:p text:style-name="P3"><text:a xlink:type="simple" xlink:href="#__RefHeading___Toc202_545434365" office:name="5. Implementation Plan - MERN Backend" text:style-name="Index_20_Link" text:visited-style-name="Index_20_Link">5. Implementation Plan - MERN Backend<text:tab/>6</text:a></text:p>
          <text:p text:style-name="P4"><text:a xlink:type="simple" xlink:href="#__RefHeading___Toc204_545434365" office:name="5.1 User Review Required" text:style-name="Index_20_Link" text:visited-style-name="Index_20_Link">5.1 User Review Required<text:tab/>6</text:a></text:p>
          <text:p text:style-name="P4"><text:a xlink:type="simple" xlink:href="#__RefHeading___Toc206_545434365" office:name="5.2 Proposed Changes" text:style-name="Index_20_Link" text:visited-style-name="Index_20_Link">5.2 Proposed Changes<text:tab/>6</text:a></text:p>
          <text:p text:style-name="P5"><text:a xlink:type="simple" xlink:href="#__RefHeading___Toc208_545434365" office:name="Backend Setup" text:style-name="Index_20_Link" text:visited-style-name="Index_20_Link">Backend Setup<text:tab/>6</text:a></text:p>
          <text:p text:style-name="P6"><text:a xlink:type="simple" xlink:href="#__RefHeading___Toc210_545434365" office:name="[NEW] Server Directory Structure" text:style-name="Index_20_Link" text:visited-style-name="Index_20_Link">[NEW] Server Directory Structure<text:tab/>6</text:a></text:p>
          <text:p text:style-name="P6"><text:a xlink:type="simple" xlink:href="#__RefHeading___Toc212_545434365" office:name="[NEW] " text:style-name="Index_20_Link" text:visited-style-name="Index_20_Link">[NEW] <text:tab/>6</text:a></text:p>
          <text:p text:style-name="P6"><text:a xlink:type="simple" xlink:href="#__RefHeading___Toc214_545434365" office:name="server/package.json" text:style-name="Index_20_Link" text:visited-style-name="Index_20_Link">server/package.json<text:tab/>6</text:a></text:p>
          <text:p text:style-name="P6"><text:a xlink:type="simple" xlink:href="#__RefHeading___Toc216_545434365" office:name="[NEW] " text:style-name="Index_20_Link" text:visited-style-name="Index_20_Link">[NEW] <text:tab/>6</text:a></text:p>
          <text:p text:style-name="P6"><text:a xlink:type="simple" xlink:href="#__RefHeading___Toc218_545434365" office:name="server/index.js" text:style-name="Index_20_Link" text:visited-style-name="Index_20_Link">server/index.js<text:tab/>6</text:a></text:p>
          <text:p text:style-name="P6"><text:a xlink:type="simple" xlink:href="#__RefHeading___Toc220_545434365" office:name="[NEW] " text:style-name="Index_20_Link" text:visited-style-name="Index_20_Link">[NEW] <text:tab/>7</text:a></text:p>
          <text:p text:style-name="P6"><text:a xlink:type="simple" xlink:href="#__RefHeading___Toc222_545434365" office:name="server/config/db.js" text:style-name="Index_20_Link" text:visited-style-name="Index_20_Link">server/config/db.js<text:tab/>7</text:a></text:p>
          <text:p text:style-name="P5"><text:a xlink:type="simple" xlink:href="#__RefHeading___Toc224_545434365" office:name="Integration" text:style-name="Index_20_Link" text:visited-style-name="Index_20_Link">Integration<text:tab/>7</text:a></text:p>
          <text:p text:style-name="P6"><text:a xlink:type="simple" xlink:href="#__RefHeading___Toc226_545434365" office:name="[MODIFY] " text:style-name="Index_20_Link" text:visited-style-name="Index_20_Link">[MODIFY] <text:tab/>7</text:a></text:p>
          <text:p text:style-name="P6"><text:a xlink:type="simple" xlink:href="#__RefHeading___Toc228_545434365" office:name="package.json" text:style-name="Index_20_Link" text:visited-style-name="Index_20_Link">package.json<text:tab/>7</text:a></text:p>
          <text:p text:style-name="P4"><text:a xlink:type="simple" xlink:href="#__RefHeading___Toc230_545434365" office:name="5.3 Verification Plan" text:style-name="Index_20_Link" text:visited-style-name="Index_20_Link">5.3 Verification Plan<text:tab/>7</text:a></text:p>
          <text:p text:style-name="P5"><text:a xlink:type="simple" xlink:href="#__RefHeading___Toc232_545434365" office:name="Automated Tests" text:style-name="Index_20_Link" text:visited-style-name="Index_20_Link">Automated Tests<text:tab/>7</text:a></text:p>
          <text:p text:style-name="P5"><text:a xlink:type="simple" xlink:href="#__RefHeading___Toc234_545434365" office:name="Manual Verification" text:style-name="Index_20_Link" text:visited-style-name="Index_20_Link">Manual Verification<text:tab/>7</text:a></text:p>
          <text:p text:style-name="P3"><text:a xlink:type="simple" xlink:href="#__RefHeading___Toc681_545434365" office:name="6. MERN Backend Implementation Walkthrough" text:style-name="Index_20_Link" text:visited-style-name="Index_20_Link">6. MERN Backend Implementation Walkthrough<text:tab/>7</text:a></text:p>
          <text:p text:style-name="P4"><text:a xlink:type="simple" xlink:href="#__RefHeading___Toc683_545434365" office:name="6.1 Changes" text:style-name="Index_20_Link" text:visited-style-name="Index_20_Link">6.1 Changes<text:tab/>7</text:a></text:p>
          <text:p text:style-name="P4"><text:a xlink:type="simple" xlink:href="#__RefHeading___Toc685_545434365" office:name="6.2 How to Run" text:style-name="Index_20_Link" text:visited-style-name="Index_20_Link">6.2 How to Run<text:tab/>8</text:a></text:p>
          <text:p text:style-name="P4"><text:a xlink:type="simple" xlink:href="#__RefHeading___Toc687_545434365" office:name="6.3 Verification" text:style-name="Index_20_Link" text:visited-style-name="Index_20_Link">6.3 Verification<text:tab/>8</text:a></text:p>
          <text:p text:style-name="P5"><text:a xlink:type="simple" xlink:href="#__RefHeading___Toc847_545434365" office:name="6.3.1. Check Server Status" text:style-name="Index_20_Link" text:visited-style-name="Index_20_Link">6.3.1. Check Server Status<text:tab/>8</text:a></text:p>
          <text:p text:style-name="P3"><text:a xlink:type="simple" xlink:href="#__RefHeading___Toc849_545434365" office:name="7. Implementation Plan - Frontend Authentication" text:style-name="Index_20_Link" text:visited-style-name="Index_20_Link">7. Implementation Plan - Frontend Authentication<text:tab/>9</text:a></text:p>
          <text:p text:style-name="P4"><text:a xlink:type="simple" xlink:href="#__RefHeading___Toc851_545434365" office:name="7.1 User Review Required" text:style-name="Index_20_Link" text:visited-style-name="Index_20_Link">7.1 User Review Required<text:tab/>9</text:a></text:p>
          <text:p text:style-name="P4"><text:a xlink:type="simple" xlink:href="#__RefHeading___Toc853_545434365" office:name="7.2 Proposed Changes" text:style-name="Index_20_Link" text:visited-style-name="Index_20_Link">7.2 Proposed Changes<text:tab/>9</text:a></text:p>
          <text:p text:style-name="P5"><text:a xlink:type="simple" xlink:href="#__RefHeading___Toc855_545434365" office:name="7.2.1 Frontend Setup" text:style-name="Index_20_Link" text:visited-style-name="Index_20_Link">7.2.1 Frontend Setup<text:tab/>9</text:a></text:p>
          <text:p text:style-name="P6"><text:a xlink:type="simple" xlink:href="#__RefHeading___Toc857_545434365" office:name="[MODIFY] " text:style-name="Index_20_Link" text:visited-style-name="Index_20_Link">[MODIFY] <text:tab/>9</text:a></text:p>
          <text:p text:style-name="P6"><text:a xlink:type="simple" xlink:href="#__RefHeading___Toc859_545434365" office:name="package.json" text:style-name="Index_20_Link" text:visited-style-name="Index_20_Link">package.json<text:tab/>9</text:a></text:p>
          <text:p text:style-name="P5"><text:a xlink:type="simple" xlink:href="#__RefHeading___Toc861_545434365" office:name="7.2.2 Components" text:style-name="Index_20_Link" text:visited-style-name="Index_20_Link">7.2.2 Components<text:tab/>9</text:a></text:p>
          <text:p text:style-name="P6"><text:a xlink:type="simple" xlink:href="#__RefHeading___Toc863_545434365" office:name="7.2.2.1 [NEW] " text:style-name="Index_20_Link" text:visited-style-name="Index_20_Link">7.2.2.1 [NEW] <text:tab/>9</text:a></text:p>
          <text:p text:style-name="P6"><text:a xlink:type="simple" xlink:href="#__RefHeading___Toc865_545434365" office:name="src/api/api.js" text:style-name="Index_20_Link" text:visited-style-name="Index_20_Link">src/api/api.js<text:tab/>9</text:a></text:p>
          <text:p text:style-name="P6"><text:a xlink:type="simple" xlink:href="#__RefHeading___Toc867_545434365" office:name="7.2.2.2 [NEW] " text:style-name="Index_20_Link" text:visited-style-name="Index_20_Link">7.2.2.2 [NEW] <text:tab/>9</text:a></text:p>
          <text:p text:style-name="P6"><text:a xlink:type="simple" xlink:href="#__RefHeading___Toc869_545434365" office:name="src/components/Signup.jsx" text:style-name="Index_20_Link" text:visited-style-name="Index_20_Link">src/components/Signup.jsx<text:tab/>9</text:a></text:p>
          <text:p text:style-name="P6"><text:a xlink:type="simple" xlink:href="#__RefHeading___Toc871_545434365" office:name="7.2.2.3 [NEW] " text:style-name="Index_20_Link" text:visited-style-name="Index_20_Link">7.2.2.3 [NEW] <text:tab/>9</text:a></text:p>
          <text:p text:style-name="P6"><text:a xlink:type="simple" xlink:href="#__RefHeading___Toc873_545434365" office:name="src/components/Signin.jsx" text:style-name="Index_20_Link" text:visited-style-name="Index_20_Link">src/components/Signin.jsx<text:tab/>9</text:a></text:p>
          <text:p text:style-name="P6"><text:a xlink:type="simple" xlink:href="#__RefHeading___Toc875_545434365" office:name="7.2.2.4 [NEW] " text:style-name="Index_20_Link" text:visited-style-name="Index_20_Link">7.2.2.4 [NEW] <text:tab/>10</text:a></text:p>
          <text:p text:style-name="P6"><text:a xlink:type="simple" xlink:href="#__RefHeading___Toc877_545434365" office:name="src/components/Home.jsx" text:style-name="Index_20_Link" text:visited-style-name="Index_20_Link">src/components/Home.jsx<text:tab/>10</text:a></text:p>
          <text:p text:style-name="P5"><text:a xlink:type="simple" xlink:href="#__RefHeading___Toc879_545434365" office:name="7.2.3 Integration" text:style-name="Index_20_Link" text:visited-style-name="Index_20_Link">7.2.3 Integration<text:tab/>10</text:a></text:p>
          <text:p text:style-name="P6"><text:a xlink:type="simple" xlink:href="#__RefHeading___Toc881_545434365" office:name="[MODIFY] " text:style-name="Index_20_Link" text:visited-style-name="Index_20_Link">[MODIFY] <text:tab/>10</text:a></text:p>
          <text:p text:style-name="P6"><text:a xlink:type="simple" xlink:href="#__RefHeading___Toc883_545434365" office:name="src/App.jsx" text:style-name="Index_20_Link" text:visited-style-name="Index_20_Link">src/App.jsx<text:tab/>10</text:a></text:p>
          <text:p text:style-name="P4"><text:a xlink:type="simple" xlink:href="#__RefHeading___Toc885_545434365" office:name="7.3 Verification Plan" text:style-name="Index_20_Link" text:visited-style-name="Index_20_Link">7.3 Verification Plan<text:tab/>10</text:a></text:p>
          <text:p text:style-name="P5"><text:a xlink:type="simple" xlink:href="#__RefHeading___Toc887_545434365" office:name="7.3.1 Manual Verification" text:style-name="Index_20_Link" text:visited-style-name="Index_20_Link">7.3.1 Manual Verification<text:tab/>10</text:a></text:p>
          <text:p text:style-name="P3"><text:a xlink:type="simple" xlink:href="#__RefHeading___Toc889_545434365" office:name="8. MERN Stack Implementation Walkthrough" text:style-name="Index_20_Link" text:visited-style-name="Index_20_Link">8. MERN Stack Implementation Walkthrough<text:tab/>11</text:a></text:p>
          <text:p text:style-name="P4"><text:a xlink:type="simple" xlink:href="#__RefHeading___Toc891_545434365" office:name="8.1 Backend" text:style-name="Index_20_Link" text:visited-style-name="Index_20_Link">8.1 Backend<text:tab/>11</text:a></text:p>
          <text:p text:style-name="P4"><text:a xlink:type="simple" xlink:href="#__RefHeading___Toc893_545434365" office:name="8.2 Frontend" text:style-name="Index_20_Link" text:visited-style-name="Index_20_Link"><text:soft-page-break/>8.2 Frontend<text:tab/>11</text:a></text:p>
          <text:p text:style-name="P4"><text:a xlink:type="simple" xlink:href="#__RefHeading___Toc895_545434365" office:name="8.3 How to Run" text:style-name="Index_20_Link" text:visited-style-name="Index_20_Link">8.3 How to Run<text:tab/>11</text:a></text:p>
          <text:p text:style-name="P5"><text:a xlink:type="simple" xlink:href="#__RefHeading___Toc897_545434365" office:name="1. Start Backend" text:style-name="Index_20_Link" text:visited-style-name="Index_20_Link">1. Start Backend<text:tab/>11</text:a></text:p>
          <text:p text:style-name="P5"><text:a xlink:type="simple" xlink:href="#__RefHeading___Toc899_545434365" office:name="2. Start Frontend" text:style-name="Index_20_Link" text:visited-style-name="Index_20_Link">2. Start Frontend<text:tab/>11</text:a></text:p>
          <text:p text:style-name="P4"><text:a xlink:type="simple" xlink:href="#__RefHeading___Toc901_545434365" office:name="8.4 User Flow" text:style-name="Index_20_Link" text:visited-style-name="Index_20_Link">8.4 User Flow<text:tab/>11</text:a></text:p>
          <text:p text:style-name="P4"><text:a xlink:type="simple" xlink:href="#__RefHeading___Toc903_545434365" office:name="8,5 API Endpoints (for manual testing)" text:style-name="Index_20_Link" text:visited-style-name="Index_20_Link">8,5 API Endpoints (for manual testing)<text:tab/>12</text:a></text:p>
          <text:p text:style-name="P3"><text:a xlink:type="simple" xlink:href="#__RefHeading___Toc1071_545434365" office:name="9. Implementation Plan - Cation Voltronic Clone" text:style-name="Index_20_Link" text:visited-style-name="Index_20_Link">9. Implementation Plan - Cation Voltronic Clone<text:tab/>13</text:a></text:p>
          <text:p text:style-name="P4"><text:a xlink:type="simple" xlink:href="#__RefHeading___Toc1073_545434365" office:name="9.1 User Review Required" text:style-name="Index_20_Link" text:visited-style-name="Index_20_Link">9.1 User Review Required<text:tab/>13</text:a></text:p>
          <text:p text:style-name="P4"><text:a xlink:type="simple" xlink:href="#__RefHeading___Toc1075_545434365" office:name="9.2 Proposed Changes" text:style-name="Index_20_Link" text:visited-style-name="Index_20_Link">9.2 Proposed Changes<text:tab/>13</text:a></text:p>
          <text:p text:style-name="P5"><text:a xlink:type="simple" xlink:href="#__RefHeading___Toc1077_545434365" office:name="Project Structure" text:style-name="Index_20_Link" text:visited-style-name="Index_20_Link">Project Structure<text:tab/>13</text:a></text:p>
          <text:p text:style-name="P6"><text:a xlink:type="simple" xlink:href="#__RefHeading___Toc1079_545434365" office:name="[NEW] Components" text:style-name="Index_20_Link" text:visited-style-name="Index_20_Link">[NEW] Components<text:tab/>13</text:a></text:p>
          <text:p text:style-name="P6"><text:a xlink:type="simple" xlink:href="#__RefHeading___Toc1081_545434365" office:name="[MODIFY] Core Files" text:style-name="Index_20_Link" text:visited-style-name="Index_20_Link">[MODIFY] Core Files<text:tab/>13</text:a></text:p>
          <text:p text:style-name="P5"><text:a xlink:type="simple" xlink:href="#__RefHeading___Toc1083_545434365" office:name="Styling Strategy" text:style-name="Index_20_Link" text:visited-style-name="Index_20_Link">Styling Strategy<text:tab/>13</text:a></text:p>
          <text:p text:style-name="P4"><text:a xlink:type="simple" xlink:href="#__RefHeading___Toc1085_545434365" office:name="9.3 Verification Plan" text:style-name="Index_20_Link" text:visited-style-name="Index_20_Link">9.3 Verification Plan<text:tab/>13</text:a></text:p>
          <text:p text:style-name="P5"><text:a xlink:type="simple" xlink:href="#__RefHeading___Toc1087_545434365" office:name="Automated Tests" text:style-name="Index_20_Link" text:visited-style-name="Index_20_Link">Automated Tests<text:tab/>13</text:a></text:p>
          <text:p text:style-name="P5"><text:a xlink:type="simple" xlink:href="#__RefHeading___Toc1089_545434365" office:name="Manual Verification" text:style-name="Index_20_Link" text:visited-style-name="Index_20_Link">Manual Verification<text:tab/>14</text:a></text:p>
          <text:p text:style-name="P3"><text:a xlink:type="simple" xlink:href="#__RefHeading___Toc1329_545434365" office:name="10. Products Hover Menu Component" text:style-name="Index_20_Link" text:visited-style-name="Index_20_Link">10. Products Hover Menu Component<text:tab/>15</text:a></text:p>
          <text:p text:style-name="P4"><text:a xlink:type="simple" xlink:href="#__RefHeading___Toc1331_545434365" office:name="10.1 Analysis" text:style-name="Index_20_Link" text:visited-style-name="Index_20_Link">10.1 Analysis<text:tab/>15</text:a></text:p>
          <text:p text:style-name="P4"><text:a xlink:type="simple" xlink:href="#__RefHeading___Toc1333_545434365" office:name="10.2 Proposed Changes" text:style-name="Index_20_Link" text:visited-style-name="Index_20_Link">10.2 Proposed Changes<text:tab/>15</text:a></text:p>
          <text:p text:style-name="P5"><text:a xlink:type="simple" xlink:href="#__RefHeading___Toc1335_545434365" office:name="Components" text:style-name="Index_20_Link" text:visited-style-name="Index_20_Link">Components<text:tab/>15</text:a></text:p>
          <text:p text:style-name="P6"><text:a xlink:type="simple" xlink:href="#__RefHeading___Toc1337_545434365" office:name="[NEW] " text:style-name="Index_20_Link" text:visited-style-name="Index_20_Link">[NEW] <text:tab/>15</text:a></text:p>
          <text:p text:style-name="P6"><text:a xlink:type="simple" xlink:href="#__RefHeading___Toc1339_545434365" office:name="ProductsMenu.jsx" text:style-name="Index_20_Link" text:visited-style-name="Index_20_Link">ProductsMenu.jsx<text:tab/>15</text:a></text:p>
          <text:p text:style-name="P6"><text:a xlink:type="simple" xlink:href="#__RefHeading___Toc1341_545434365" office:name="[NEW] " text:style-name="Index_20_Link" text:visited-style-name="Index_20_Link">[NEW] <text:tab/>15</text:a></text:p>
          <text:p text:style-name="P6"><text:a xlink:type="simple" xlink:href="#__RefHeading___Toc1343_545434365" office:name="ProductsMenu.css" text:style-name="Index_20_Link" text:visited-style-name="Index_20_Link">ProductsMenu.css<text:tab/>15</text:a></text:p>
          <text:p text:style-name="P5"><text:a xlink:type="simple" xlink:href="#__RefHeading___Toc1345_545434365" office:name="Integration" text:style-name="Index_20_Link" text:visited-style-name="Index_20_Link">Integration<text:tab/>16</text:a></text:p>
          <text:p text:style-name="P6"><text:a xlink:type="simple" xlink:href="#__RefHeading___Toc1347_545434365" office:name="[MODIFY] " text:style-name="Index_20_Link" text:visited-style-name="Index_20_Link">[MODIFY] <text:tab/>16</text:a></text:p>
          <text:p text:style-name="P6"><text:a xlink:type="simple" xlink:href="#__RefHeading___Toc1349_545434365" office:name="Header.jsx" text:style-name="Index_20_Link" text:visited-style-name="Index_20_Link">Header.jsx<text:tab/>16</text:a></text:p>
          <text:p text:style-name="P6"><text:a xlink:type="simple" xlink:href="#__RefHeading___Toc1351_545434365" office:name="[MODIFY] " text:style-name="Index_20_Link" text:visited-style-name="Index_20_Link">[MODIFY] <text:tab/>16</text:a></text:p>
          <text:p text:style-name="P6"><text:a xlink:type="simple" xlink:href="#__RefHeading___Toc1353_545434365" office:name="Header.css" text:style-name="Index_20_Link" text:visited-style-name="Index_20_Link">Header.css<text:tab/>16</text:a></text:p>
          <text:p text:style-name="P4"><text:a xlink:type="simple" xlink:href="#__RefHeading___Toc1355_545434365" office:name="10.3 Verification Plan" text:style-name="Index_20_Link" text:visited-style-name="Index_20_Link">10.3 Verification Plan<text:tab/>16</text:a></text:p>
          <text:p text:style-name="P5"><text:a xlink:type="simple" xlink:href="#__RefHeading___Toc1357_545434365" office:name="Manual Verification" text:style-name="Index_20_Link" text:visited-style-name="Index_20_Link">Manual Verification<text:tab/>16</text:a></text:p>
        </text:index-body>
      </text:table-of-content>
      <text:p text:style-name="P1"/>
      <text:h text:style-name="P7" text:outline-level="1"><text:bookmark-start text:name="__RefHeading___Toc137_545434365"/>1. The Core Idea: Speed<text:bookmark-end text:name="__RefHeading___Toc137_545434365"/></text:h>
      <text:p text:style-name="P8">The main problem Vite solves is the slow startup time of traditional bundler-based development servers (like those from Webpack or Create React App).</text:p>
      <text:p text:style-name="P8"/>
      <text:p text:style-name="P8"><text:span text:style-name="T2">Traditional Bundlers (Webpack, etc.):</text:span> When you run npm start, the bundler has to crawl your entire application, bundle all your files together (often into one or a few large files), and then start the server. This can take tens of seconds for large projects.</text:p>
      <text:p text:style-name="P8"><text:span text:style-name="T2">Vite's Approach:</text:span> Vite leverages two key concepts:</text:p>
      <text:list text:style-name="L1">
        <text:list-item>
          <text:p text:style-name="P9"><text:span text:style-name="T3">ES Modules (ESM): </text:span>Modern browsers now support ES Modules natively. Vite doesn't bundle your source code during development. Instead, it serves your source code over native ESM. This means the browser itself does the work of fetching individual files.</text:p>
        </text:list-item>
        <text:list-item>
          <text:p text:style-name="P9"><text:span text:style-name="T3">Pre-bundling Dependencies: </text:span>For third-party dependencies (your node_modules), which can be large and inefficient as ESM, Vite uses esbuild (an extremely fast bundler written in Go) to pre-bundle them. This step is incredibly fast.</text:p>
        </text:list-item>
      </text:list>
      <text:p text:style-name="P8">Result: The development server starts almost instantly, and Hot Module Replacement (HMR) is also extremely fast.</text:p>
      <text:h text:style-name="Heading_20_1" text:outline-level="1"><text:bookmark-start text:name="__RefHeading___Toc146_545434365"/>2. Key Features &amp; Benefits<text:bookmark-end text:name="__RefHeading___Toc146_545434365"/></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0">Feature</text:p>
            </table:table-cell>
            <table:table-cell table:style-name="Table1.A1" office:value-type="string">
              <text:p text:style-name="P10">Description</text:p>
            </table:table-cell>
            <table:table-cell table:style-name="Table1.A1" office:value-type="string">
              <text:p text:style-name="P10">Benefit</text:p>
            </table:table-cell>
          </table:table-row>
        </table:table-header-rows>
        <table:table-row>
          <table:table-cell table:style-name="Table1.A1" office:value-type="string">
            <text:p text:style-name="P11">Lightning-fast Server Start</text:p>
          </table:table-cell>
          <table:table-cell table:style-name="Table1.A1" office:value-type="string">
            <text:p text:style-name="P12">As explained above, by serving code via native ESM.</text:p>
          </table:table-cell>
          <table:table-cell table:style-name="Table1.A1" office:value-type="string">
            <text:p text:style-name="P12">No more waiting for your dev server to boot up.</text:p>
          </table:table-cell>
        </table:table-row>
        <table:table-row>
          <table:table-cell table:style-name="Table1.A1" office:value-type="string">
            <text:p text:style-name="P11">Hot Module Replacement (HMR)</text:p>
          </table:table-cell>
          <table:table-cell table:style-name="Table1.A1" office:value-type="string">
            <text:p text:style-name="P12">Updates modules in the browser without a full page reload. Vite's HMR is very performant.</text:p>
          </table:table-cell>
          <table:table-cell table:style-name="Table1.A1" office:value-type="string">
            <text:p text:style-name="P12">Faster development feedback loop. You see changes almost instantly.</text:p>
          </table:table-cell>
        </table:table-row>
        <table:table-row>
          <table:table-cell table:style-name="Table1.A1" office:value-type="string">
            <text:p text:style-name="P11">Optimized Build</text:p>
          </table:table-cell>
          <table:table-cell table:style-name="Table1.A1" office:value-type="string">
            <text:p text:style-name="P12">For production, Vite uses <text:span text:style-name="T4">Rollup</text:span> (a highly efficient bundler) under the hood.</text:p>
          </table:table-cell>
          <table:table-cell table:style-name="Table1.A1" office:value-type="string">
            <text:p text:style-name="P12">Produces small, optimized, and bundled assets for deployment.</text:p>
          </table:table-cell>
        </table:table-row>
        <table:table-row>
          <table:table-cell table:style-name="Table1.A1" office:value-type="string">
            <text:p text:style-name="P11">Rich Plugin Ecosystem</text:p>
          </table:table-cell>
          <table:table-cell table:style-name="Table1.A1" office:value-type="string">
            <text:p text:style-name="P12">Vite's plugin API is compatible with many Rollup plugins. There's also a vast ecosystem of Vite-specific plugins.</text:p>
          </table:table-cell>
          <table:table-cell table:style-name="Table1.A1" office:value-type="string">
            <text:p text:style-name="P12">Easy to extend and integrate with other tools (e.g., SVGR for React SVGs).</text:p>
          </table:table-cell>
        </table:table-row>
        <table:table-row>
          <table:table-cell table:style-name="Table1.A1" office:value-type="string">
            <text:p text:style-name="P11">TypeScript Support</text:p>
          </table:table-cell>
          <table:table-cell table:style-name="Table1.A1" office:value-type="string">
            <text:p text:style-name="P12">Vite supports <text:span text:style-name="Source_20_Text"><text:span text:style-name="T4">.ts</text:span></text:span> files out of the box using <text:span text:style-name="Source_20_Text"><text:span text:style-name="T4">esbuild</text:span></text:span> for transpilation.</text:p>
          </table:table-cell>
          <table:table-cell table:style-name="Table1.A1" office:value-type="string">
            <text:p text:style-name="P12">No need for a separate <text:span text:style-name="Source_20_Text"><text:span text:style-name="T4">tsc</text:span></text:span>watch process; it's built-in and fast.</text:p>
          </table:table-cell>
        </table:table-row>
        <table:table-row>
          <table:table-cell table:style-name="Table1.A1" office:value-type="string">
            <text:p text:style-name="P11">CSS Handling</text:p>
          </table:table-cell>
          <table:table-cell table:style-name="Table1.A1" office:value-type="string">
            <text:p text:style-name="P12">Supports importing <text:span text:style-name="Source_20_Text"><text:span text:style-name="T4">.css</text:span></text:span> files, CSS Modules, PostCSS, and pre-processors like Sass/Less out of the box.</text:p>
          </table:table-cell>
          <table:table-cell table:style-name="Table1.A1" office:value-type="string">
            <text:p text:style-name="P12">Streamlined styling workflow.</text:p>
          </table:table-cell>
        </table:table-row>
        <table:table-row>
          <table:table-cell table:style-name="Table1.A1" office:value-type="string">
            <text:p text:style-name="P11">JSON &amp; Static Assets</text:p>
          </table:table-cell>
          <table:table-cell table:style-name="Table1.A1" office:value-type="string">
            <text:p text:style-name="P12">Can import JSON modules and assets (images, fonts) directly.</text:p>
          </table:table-cell>
          <table:table-cell table:style-name="Table1.A1" office:value-type="string">
            <text:p text:style-name="P13">Convenient and intuitive asset handling.</text:p>
          </table:table-cell>
        </table:table-row>
      </table:table>
      <text:p text:style-name="P1"/>
      <text:p text:style-name="P1"/>
      <text:h text:style-name="P7" text:outline-level="1"><text:bookmark-start text:name="__RefHeading___Toc148_545434365"/>3. Vite vs. Create React App (CRA)<text:bookmark-end text:name="__RefHeading___Toc148_545434365"/></text:h>
      <text:p text:style-name="P1">This is a common comparison for React developers.</text:p>
      <text:p text:style-name="P1"/>
      <text:list text:style-name="L2">
        <text:list-item>
          <text:p text:style-name="P14"><text:span text:style-name="T5">Speed:</text:span> Vite is significantly faster to start and update.</text:p>
        </text:list-item>
        <text:list-item>
          <text:p text:style-name="P14"><text:span text:style-name="T5">Configuration:</text:span> CRA is "zero-config" but can be hard to eject from. Vite is pre-configured with sensible defaults, but it's much easier to customize by editing the vite.config.js file.</text:p>
        </text:list-item>
        <text:list-item>
          <text:p text:style-name="P14"><text:span text:style-name="T5">Modernity:</text:span> Vite is built for the modern ESM-based web, while <text:span text:style-name="T6">CRA</text:span><text:span text:style-name="T7"> is built on Webpack, which is older and more complex.</text:span></text:p>
        </text:list-item>
      </text:list>
      <text:p text:style-name="P1"/>
      <text:p text:style-name="P1">For new projects, Vite is widely considered the modern successor to CRA.</text:p>
      <text:p text:style-name="P1"/>
      <text:h text:style-name="Heading_20_1" text:outline-level="1"><text:bookmark-start text:name="__RefHeading___Toc150_545434365"/>4. How to Use Vite with React<text:bookmark-end text:name="__RefHeading___Toc150_545434365"/></text:h>
      <text:p text:style-name="P1">Getting started is very easy.</text:p>
      <text:p text:style-name="P1"/>
      <text:p text:style-name="P1">1. Create a new project: You can use one of the provided templates. For React:</text:p>
      <text:p text:style-name="P1"/>
      <text:p text:style-name="P1"># Using npm</text:p>
      <text:p text:style-name="P1">npm create vite@latest my-react-app -- --template react</text:p>
      <text:p text:style-name="P1"/>
      <text:p text:style-name="P1"># Using yarn</text:p>
      <text:p text:style-name="P1">yarn create vite my-react-app --template react</text:p>
      <text:p text:style-name="P1"/>
      <text:p text:style-name="P1"># Using pnpm</text:p>
      <text:p text:style-name="P1">pnpm create vite my-react-app --template react</text:p>
      <text:p text:style-name="P1">2. Install dependencies and run:</text:p>
      <text:p text:style-name="P1"/>
      <text:p text:style-name="P1">cd my-react-app</text:p>
      <text:p text:style-name="P1">npm install</text:p>
      <text:p text:style-name="P1">npm run dev</text:p>
      <text:p text:style-name="P1">That's it! Your dev server will be running, typically on http://localhost:5173.</text:p>
      <text:p text:style-name="P1"/>
      <text:p text:style-name="P1">Project Structure: The generated structure is clean and simple:</text:p>
      <text:p text:style-name="P1"/>
      <text:p text:style-name="P1">my-react-app/</text:p>
      <text:p text:style-name="P1">├── public/ <text:s text:c="9"/># Static assets</text:p>
      <text:p text:style-name="P1">├── src/</text:p>
      <text:p text:style-name="P1">│ <text:s text:c="2"/>├── App.jsx</text:p>
      <text:p text:style-name="P1">│ <text:s text:c="2"/>├── main.jsx <text:s text:c="4"/># Application entry point</text:p>
      <text:p text:style-name="P1">│ <text:s text:c="2"/>└── ...</text:p>
      <text:p text:style-name="P1">├── index.html <text:s text:c="6"/># The root HTML file (Vite uses this as an entry)</text:p>
      <text:p text:style-name="P1">├── vite.config.js <text:s text:c="2"/># Configuration file</text:p>
      <text:p text:style-name="P1">└── package.json</text:p>
      <text:p text:style-name="P1"/>
      <text:p text:style-name="P15"/>
      <text:h text:style-name="P16" text:outline-level="1"><text:bookmark text:name="user-content-implementation-plan---mern-backend"/><text:bookmark-start text:name="__RefHeading___Toc202_545434365"/><text:span text:style-name="T8">5. </text:span>Implementation Plan - MERN Backend<text:bookmark-end text:name="__RefHeading___Toc202_545434365"/></text:h>
      <text:p text:style-name="P17">This plan outlines the steps to add a Node.js/Express backend to the existing React application, transforming it into a full MERN stack project.</text:p>
      <text:h text:style-name="P18" text:outline-level="2"><text:bookmark text:name="user-content-user-review-required"/><text:bookmark-start text:name="__RefHeading___Toc204_545434365"/><text:span text:style-name="T8">5.1 </text:span>User Review Required<text:bookmark-end text:name="__RefHeading___Toc204_545434365"/></text:h>
      <text:p text:style-name="P17">IMPORTANT</text:p>
      <text:p text:style-name="P19"><text:span text:style-name="Strong_20_Emphasis">Project Structure</text:span>: I propose creating a <text:span text:style-name="Source_20_Text">server</text:span> directory within the current project root. The current </text:p>
      <text:p text:style-name="P19">package.json (frontend) will remain as is, and we will create a new </text:p>
      <text:p text:style-name="P17">package.json for the backend.</text:p>
      <text:p text:style-name="P17"><text:span text:style-name="Strong_20_Emphasis">Database</text:span>: You will need a MongoDB connection string (URI). I will set up the configuration to read this from a <text:span text:style-name="Source_20_Text">.env</text:span> file.</text:p>
      <text:h text:style-name="P18" text:outline-level="2"><text:bookmark text:name="user-content-proposed-changes"/><text:bookmark-start text:name="__RefHeading___Toc206_545434365"/><text:span text:style-name="T8">5.2 </text:span>Proposed Changes<text:bookmark-end text:name="__RefHeading___Toc206_545434365"/></text:h>
      <text:h text:style-name="P20" text:outline-level="3"><text:bookmark text:name="user-content-backend-setup"/><text:bookmark-start text:name="__RefHeading___Toc208_545434365"/>Backend Setup<text:bookmark-end text:name="__RefHeading___Toc208_545434365"/></text:h>
      <text:h text:style-name="P21" text:outline-level="4"><text:bookmark text:name="user-content-new-server-directory-structure"/><text:bookmark-start text:name="__RefHeading___Toc210_545434365"/>[NEW] Server Directory Structure<text:bookmark-end text:name="__RefHeading___Toc210_545434365"/></text:h>
      <text:p text:style-name="P17">We will create a <text:span text:style-name="Source_20_Text">server</text:span> directory with the following structure:</text:p>
      <text:list text:style-name="L3">
        <text:list-item>
          <text:p text:style-name="P22"><text:span text:style-name="Source_20_Text">server/package.json</text:span>: Backend dependencies and scripts.</text:p>
        </text:list-item>
        <text:list-item>
          <text:p text:style-name="P22"><text:span text:style-name="Source_20_Text">server/index.js</text:span>: Main entry point for the Express server.</text:p>
        </text:list-item>
        <text:list-item>
          <text:p text:style-name="P22"><text:span text:style-name="Source_20_Text">server/config/db.js</text:span>: Database connection logic.</text:p>
        </text:list-item>
        <text:list-item>
          <text:p text:style-name="P23"><text:span text:style-name="Source_20_Text">server/.env</text:span>: Environment variables (port, database URI).</text:p>
        </text:list-item>
      </text:list>
      <text:h text:style-name="P24" text:outline-level="4"><text:bookmark text:name="user-content-new-serverpackagejson"/><text:bookmark-start text:name="__RefHeading___Toc212_545434365"/>[NEW] <text:bookmark-end text:name="__RefHeading___Toc212_545434365"/></text:h>
      <text:h text:style-name="P21" text:outline-level="4"><text:bookmark-start text:name="__RefHeading___Toc214_545434365"/>server/package.json<text:bookmark-end text:name="__RefHeading___Toc214_545434365"/></text:h>
      <text:list text:style-name="L4">
        <text:list-item>
          <text:p text:style-name="P25">Dependencies: <text:span text:style-name="Source_20_Text">express</text:span>, <text:span text:style-name="Source_20_Text">mongoose</text:span>, <text:span text:style-name="Source_20_Text">cors</text:span>, <text:span text:style-name="Source_20_Text">dotenv</text:span>.</text:p>
        </text:list-item>
        <text:list-item>
          <text:p text:style-name="P25">DevDependencies: <text:span text:style-name="Source_20_Text">nodemon</text:span>.</text:p>
        </text:list-item>
        <text:list-item>
          <text:p text:style-name="P26">Scripts: <text:span text:style-name="Source_20_Text">start</text:span>, <text:span text:style-name="Source_20_Text">dev</text:span>.</text:p>
        </text:list-item>
      </text:list>
      <text:h text:style-name="P24" text:outline-level="4"><text:bookmark text:name="user-content-new-serverindexjs"/><text:bookmark-start text:name="__RefHeading___Toc216_545434365"/>[NEW] <text:bookmark-end text:name="__RefHeading___Toc216_545434365"/></text:h>
      <text:h text:style-name="P21" text:outline-level="4"><text:bookmark-start text:name="__RefHeading___Toc218_545434365"/>server/index.js<text:bookmark-end text:name="__RefHeading___Toc218_545434365"/></text:h>
      <text:list text:style-name="L5">
        <text:list-item>
          <text:p text:style-name="P27">Initialize Express app.</text:p>
        </text:list-item>
        <text:list-item>
          <text:p text:style-name="P27">Middleware: <text:span text:style-name="Source_20_Text">cors</text:span>, <text:span text:style-name="Source_20_Text">express.json</text:span>.</text:p>
        </text:list-item>
        <text:list-item>
          <text:p text:style-name="P27">Connect to Database.</text:p>
        </text:list-item>
        <text:list-item>
          <text:p text:style-name="P28">Define basic routes.</text:p>
        </text:list-item>
      </text:list>
      <text:h text:style-name="P24" text:outline-level="4"><text:bookmark text:name="user-content-new-serverconfigdbjs"/><text:bookmark-start text:name="__RefHeading___Toc220_545434365"/><text:soft-page-break/>[NEW] <text:bookmark-end text:name="__RefHeading___Toc220_545434365"/></text:h>
      <text:h text:style-name="P21" text:outline-level="4"><text:bookmark-start text:name="__RefHeading___Toc222_545434365"/>server/config/db.js<text:bookmark-end text:name="__RefHeading___Toc222_545434365"/></text:h>
      <text:list text:style-name="L6">
        <text:list-item>
          <text:p text:style-name="P29">Mongoose connection setup.</text:p>
        </text:list-item>
      </text:list>
      <text:h text:style-name="P20" text:outline-level="3"><text:bookmark text:name="user-content-integration"/><text:bookmark-start text:name="__RefHeading___Toc224_545434365"/>Integration<text:bookmark-end text:name="__RefHeading___Toc224_545434365"/></text:h>
      <text:h text:style-name="P24" text:outline-level="4"><text:bookmark text:name="user-content-modify-packagejson"/><text:bookmark-start text:name="__RefHeading___Toc226_545434365"/>[MODIFY] <text:bookmark-end text:name="__RefHeading___Toc226_545434365"/></text:h>
      <text:h text:style-name="P21" text:outline-level="4"><text:bookmark-start text:name="__RefHeading___Toc228_545434365"/>package.json<text:bookmark-end text:name="__RefHeading___Toc228_545434365"/></text:h>
      <text:list text:style-name="L7">
        <text:list-item>
          <text:p text:style-name="P30">Add a script to run both client and server (optional, using <text:span text:style-name="Source_20_Text">concurrently</text:span> if desired, or just run in separate terminals). For now, we will keep them separate.</text:p>
        </text:list-item>
      </text:list>
      <text:h text:style-name="P18" text:outline-level="2"><text:bookmark text:name="user-content-verification-plan"/><text:bookmark-start text:name="__RefHeading___Toc230_545434365"/><text:span text:style-name="T8">5.3 </text:span>Verification Plan<text:bookmark-end text:name="__RefHeading___Toc230_545434365"/></text:h>
      <text:h text:style-name="P20" text:outline-level="3"><text:bookmark text:name="user-content-automated-tests"/><text:bookmark-start text:name="__RefHeading___Toc232_545434365"/>Automated Tests<text:bookmark-end text:name="__RefHeading___Toc232_545434365"/></text:h>
      <text:list text:style-name="L8">
        <text:list-item>
          <text:p text:style-name="P31">We will not have unit tests initially.</text:p>
        </text:list-item>
        <text:list-item>
          <text:p text:style-name="P32">We will verify the server starts successfully.</text:p>
        </text:list-item>
      </text:list>
      <text:h text:style-name="P20" text:outline-level="3"><text:bookmark text:name="user-content-manual-verification"/><text:bookmark-start text:name="__RefHeading___Toc234_545434365"/>Manual Verification<text:bookmark-end text:name="__RefHeading___Toc234_545434365"/></text:h>
      <text:list text:style-name="L9">
        <text:list-item>
          <text:p text:style-name="P33"><text:span text:style-name="Strong_20_Emphasis">Start Server</text:span>: Run <text:span text:style-name="Source_20_Text">npm run dev</text:span> in the <text:span text:style-name="Source_20_Text">server</text:span> directory.</text:p>
        </text:list-item>
        <text:list-item>
          <text:p text:style-name="P33"><text:span text:style-name="Strong_20_Emphasis">Check Connection</text:span>: Verify console output shows "Server running on port X" and "MongoDB Connected".</text:p>
        </text:list-item>
        <text:list-item>
          <text:p text:style-name="P34"><text:span text:style-name="Strong_20_Emphasis">Test Endpoint</text:span>: Use <text:span text:style-name="Source_20_Text">curl http://localhost:5000/api/status</text:span> (or similar) to verify the API is reachable.</text:p>
        </text:list-item>
      </text:list>
      <text:p text:style-name="P17"/>
      <text:h text:style-name="P35" text:outline-level="1"><text:bookmark text:name="user-content-mern-backend-implementation-walkthrough"/><text:bookmark-start text:name="__RefHeading___Toc681_545434365"/><text:span text:style-name="T9">6. </text:span>MERN Backend Implementation Walkthrough<text:bookmark-end text:name="__RefHeading___Toc681_545434365"/></text:h>
      <text:p text:style-name="P17">I have successfully implemented the backend for your MERN stack application.</text:p>
      <text:h text:style-name="P36" text:outline-level="2"><text:bookmark text:name="user-content-changes"/><text:bookmark-start text:name="__RefHeading___Toc683_545434365"/><text:span text:style-name="T9">6.1 </text:span>Changes<text:bookmark-end text:name="__RefHeading___Toc683_545434365"/></text:h>
      <text:list text:style-name="L10">
        <text:list-item>
          <text:p text:style-name="P37"><text:span text:style-name="Strong_20_Emphasis">Server Directory</text:span>: Created <text:span text:style-name="Source_20_Text">server</text:span> folder with </text:p>
          <text:p text:style-name="P37">package.json.</text:p>
        </text:list-item>
        <text:list-item>
          <text:p text:style-name="P37"><text:span text:style-name="Strong_20_Emphasis">Dependencies</text:span>: Installed <text:span text:style-name="Source_20_Text">express</text:span>, <text:span text:style-name="Source_20_Text">mongoose</text:span>, <text:span text:style-name="Source_20_Text">cors</text:span>, <text:span text:style-name="Source_20_Text">dotenv</text:span>, <text:span text:style-name="Source_20_Text">nodemon</text:span>.</text:p>
        </text:list-item>
        <text:list-item>
          <text:p text:style-name="P37"><text:span text:style-name="Strong_20_Emphasis">Database</text:span>: Configured MongoDB connection in </text:p>
          <text:p text:style-name="P37">server/config/db.js.</text:p>
        </text:list-item>
        <text:list-item>
          <text:p text:style-name="P37"><text:span text:style-name="Strong_20_Emphasis">API</text:span>:</text:p>
          <text:list>
            <text:list-item>
              <text:p text:style-name="P37">Created </text:p>
              <text:p text:style-name="P37">User model in </text:p>
              <text:p text:style-name="P37">server/models/userModel.js.</text:p>
            </text:list-item>
            <text:list-item>
              <text:p text:style-name="P37">Created <text:span text:style-name="Source_20_Text">UserController</text:span> in </text:p>
              <text:p text:style-name="P37">server/controllers/userController.js (Register/Login).</text:p>
            </text:list-item>
            <text:list-item>
              <text:p text:style-name="P37"><text:soft-page-break/>Created <text:span text:style-name="Source_20_Text">UserRoutes</text:span> in </text:p>
              <text:p text:style-name="P37">server/routes/userRoutes.js.</text:p>
            </text:list-item>
          </text:list>
        </text:list-item>
        <text:list-item>
          <text:p text:style-name="P37"><text:span text:style-name="Strong_20_Emphasis">Server Entry</text:span>: Set up </text:p>
          <text:p text:style-name="P37">server/index.js to run the app and mount routes.</text:p>
        </text:list-item>
        <text:list-item>
          <text:p text:style-name="P38"><text:span text:style-name="Strong_20_Emphasis">Port</text:span>: Configured to run on port <text:span text:style-name="Strong_20_Emphasis">5001</text:span> to avoid conflicts with AirPlay (port 5000).</text:p>
        </text:list-item>
      </text:list>
      <text:h text:style-name="P36" text:outline-level="2"><text:bookmark text:name="user-content-how-to-run"/><text:bookmark-start text:name="__RefHeading___Toc685_545434365"/><text:span text:style-name="T9">6.2 </text:span>How to Run<text:bookmark-end text:name="__RefHeading___Toc685_545434365"/></text:h>
      <text:list text:style-name="L11">
        <text:list-item>
          <text:p text:style-name="P39">Navigate to the server directory:</text:p>
          <text:p text:style-name="P40">cd server</text:p>
        </text:list-item>
        <text:list-item>
          <text:p text:style-name="P39">Start the development server:</text:p>
          <text:p text:style-name="P40">npm run dev</text:p>
        </text:list-item>
        <text:list-item>
          <text:p text:style-name="P39">The server will run on <text:span text:style-name="Source_20_Text">http://localhost:5001</text:span>.</text:p>
        </text:list-item>
      </text:list>
      <text:h text:style-name="P36" text:outline-level="2"><text:bookmark text:name="user-content-verification"/><text:bookmark-start text:name="__RefHeading___Toc687_545434365"/><text:span text:style-name="T9">6.3 </text:span>Verification<text:bookmark-end text:name="__RefHeading___Toc687_545434365"/></text:h>
      <text:list text:style-name="L12">
        <text:list-item>
          <text:p text:style-name="P41">Verified server startup and MongoDB connection.</text:p>
        </text:list-item>
        <text:list-item>
          <text:p text:style-name="P42">Verified <text:span text:style-name="Source_20_Text">POST /api/users</text:span> endpoint using <text:span text:style-name="Source_20_Text">curl</text:span>.</text:p>
        </text:list-item>
      </text:list>
      <text:h text:style-name="P20" text:outline-level="3"><text:bookmark text:name="user-content-1-check-server-status"/><text:bookmark-start text:name="__RefHeading___Toc847_545434365"/><text:span text:style-name="T10">6.3.</text:span>1. Check Server Status<text:bookmark-end text:name="__RefHeading___Toc847_545434365"/></text:h>
      <text:p text:style-name="P17"><text:span text:style-name="Strong_20_Emphasis">Endpoint</text:span>: <text:span text:style-name="Source_20_Text">GET http://localhost:5001/</text:span></text:p>
      <text:p text:style-name="P43">curl http://localhost:5001/</text:p>
      <text:p text:style-name="P17"><text:span text:style-name="Strong_20_Emphasis">Expected Response</text:span>: <text:span text:style-name="Source_20_Text">API is running...</text:span></text:p>
      <text:p text:style-name="P17"/>
      <text:h text:style-name="P44" text:outline-level="1"><text:bookmark text:name="user-content-implementation-plan---frontend-authentication"/><text:bookmark-start text:name="__RefHeading___Toc849_545434365"/><text:span text:style-name="T11">7. </text:span>Implementation Plan - Frontend Authentication<text:bookmark-end text:name="__RefHeading___Toc849_545434365"/></text:h>
      <text:p text:style-name="P17">This plan outlines the steps to add a React user interface for the backend authentication features.</text:p>
      <text:h text:style-name="P36" text:outline-level="2"><text:bookmark text:name="user-content-user-review-required Copy 1"/><text:bookmark-start text:name="__RefHeading___Toc851_545434365"/><text:span text:style-name="T11">7.1 </text:span>User Review Required<text:bookmark-end text:name="__RefHeading___Toc851_545434365"/></text:h>
      <text:p text:style-name="P17">NOTE</text:p>
      <text:p text:style-name="P19"><text:span text:style-name="Strong_20_Emphasis">Routing</text:span>: I will use <text:span text:style-name="Source_20_Text">react-router-dom</text:span> for client-side routing. <text:span text:style-name="Strong_20_Emphasis">Styling</text:span>: I will use standard CSS (or the existing </text:p>
      <text:p text:style-name="P17">App.css) for simplicity, focusing on functionality.</text:p>
      <text:h text:style-name="P36" text:outline-level="2"><text:bookmark text:name="user-content-proposed-changes Copy 1"/><text:bookmark-start text:name="__RefHeading___Toc853_545434365"/><text:span text:style-name="T11">7.2 </text:span>Proposed Changes<text:bookmark-end text:name="__RefHeading___Toc853_545434365"/></text:h>
      <text:h text:style-name="P45" text:outline-level="3"><text:bookmark text:name="user-content-frontend-setup"/><text:bookmark-start text:name="__RefHeading___Toc855_545434365"/><text:span text:style-name="T11">7.2.1 </text:span>Frontend Setup<text:bookmark-end text:name="__RefHeading___Toc855_545434365"/></text:h>
      <text:h text:style-name="P46" text:outline-level="4"><text:bookmark text:name="user-content-modify-packagejson Copy 1"/><text:bookmark-start text:name="__RefHeading___Toc857_545434365"/>[MODIFY] <text:bookmark-end text:name="__RefHeading___Toc857_545434365"/></text:h>
      <text:h text:style-name="P47" text:outline-level="4"><text:bookmark-start text:name="__RefHeading___Toc859_545434365"/>package.json<text:bookmark-end text:name="__RefHeading___Toc859_545434365"/></text:h>
      <text:list text:style-name="L13">
        <text:list-item>
          <text:p text:style-name="P48">Install <text:span text:style-name="Source_20_Text">react-router-dom</text:span> for navigation.</text:p>
        </text:list-item>
      </text:list>
      <text:h text:style-name="P45" text:outline-level="3"><text:bookmark text:name="user-content-components"/><text:bookmark-start text:name="__RefHeading___Toc861_545434365"/><text:span text:style-name="T11">7.2.2 </text:span>Components<text:bookmark-end text:name="__RefHeading___Toc861_545434365"/></text:h>
      <text:h text:style-name="P46" text:outline-level="4"><text:bookmark text:name="user-content-new-srcapiapijs"/><text:bookmark-start text:name="__RefHeading___Toc863_545434365"/><text:span text:style-name="T11">7.2.2.1 </text:span>[NEW] <text:bookmark-end text:name="__RefHeading___Toc863_545434365"/></text:h>
      <text:h text:style-name="P47" text:outline-level="4"><text:bookmark-start text:name="__RefHeading___Toc865_545434365"/>src/api/api.js<text:bookmark-end text:name="__RefHeading___Toc865_545434365"/></text:h>
      <text:list text:style-name="L14">
        <text:list-item>
          <text:p text:style-name="P49">Helper functions to interact with the backend API (</text:p>
          <text:p text:style-name="P49">register, </text:p>
          <text:p text:style-name="P49">login).</text:p>
        </text:list-item>
        <text:list-item>
          <text:p text:style-name="P50">Will point to <text:span text:style-name="Source_20_Text">http://localhost:5001/api</text:span>.</text:p>
        </text:list-item>
      </text:list>
      <text:h text:style-name="P51" text:outline-level="4"><text:bookmark text:name="user-content-new-srccomponentssignupjsx"/><text:bookmark text:name="user-content-new-srcapiapijs Copy 1"/><text:bookmark-start text:name="__RefHeading___Toc867_545434365"/><text:span text:style-name="T11">7.2.2.2 </text:span>[NEW] <text:bookmark-end text:name="__RefHeading___Toc867_545434365"/></text:h>
      <text:h text:style-name="P47" text:outline-level="4"><text:bookmark-start text:name="__RefHeading___Toc869_545434365"/>src/components/Signup.jsx<text:bookmark-end text:name="__RefHeading___Toc869_545434365"/></text:h>
      <text:list text:style-name="L15">
        <text:list-item>
          <text:p text:style-name="P52">Form with Name, Email, Password fields.</text:p>
        </text:list-item>
        <text:list-item>
          <text:p text:style-name="P52">Handles submission to <text:span text:style-name="Source_20_Text">api.register</text:span>.</text:p>
        </text:list-item>
        <text:list-item>
          <text:p text:style-name="P53">Displays success/error messages.</text:p>
        </text:list-item>
      </text:list>
      <text:h text:style-name="P51" text:outline-level="4"><text:bookmark text:name="user-content-new-srccomponentssigninjsx"/><text:bookmark text:name="user-content-new-srcapiapijs Copy 2"/><text:bookmark-start text:name="__RefHeading___Toc871_545434365"/><text:span text:style-name="T11">7.2.2.3 </text:span>[NEW] <text:bookmark-end text:name="__RefHeading___Toc871_545434365"/></text:h>
      <text:h text:style-name="P47" text:outline-level="4"><text:bookmark-start text:name="__RefHeading___Toc873_545434365"/>src/components/Signin.jsx<text:bookmark-end text:name="__RefHeading___Toc873_545434365"/></text:h>
      <text:list text:style-name="L16">
        <text:list-item>
          <text:p text:style-name="P54">Form with Email, Password fields.</text:p>
        </text:list-item>
        <text:list-item>
          <text:p text:style-name="P54">Handles submission to <text:span text:style-name="Source_20_Text">api.login</text:span>.</text:p>
        </text:list-item>
        <text:list-item>
          <text:p text:style-name="P55">On success, stores user info (e.g., in localStorage or state) and redirects.</text:p>
        </text:list-item>
      </text:list>
      <text:h text:style-name="P51" text:outline-level="4"><text:bookmark text:name="user-content-new-srccomponentshomejsx"/><text:bookmark text:name="user-content-new-srcapiapijs Copy 3"/><text:bookmark-start text:name="__RefHeading___Toc875_545434365"/><text:soft-page-break/><text:span text:style-name="T11">7.2.2.4 </text:span>[NEW] <text:bookmark-end text:name="__RefHeading___Toc875_545434365"/></text:h>
      <text:h text:style-name="P47" text:outline-level="4"><text:bookmark-start text:name="__RefHeading___Toc877_545434365"/>src/components/Home.jsx<text:bookmark-end text:name="__RefHeading___Toc877_545434365"/></text:h>
      <text:list text:style-name="L17">
        <text:list-item>
          <text:p text:style-name="P56">Simple landing page.</text:p>
        </text:list-item>
        <text:list-item>
          <text:p text:style-name="P56">Links to Signup/Signin.</text:p>
        </text:list-item>
        <text:list-item>
          <text:p text:style-name="P57">Shows welcome message if logged in.</text:p>
        </text:list-item>
      </text:list>
      <text:h text:style-name="P45" text:outline-level="3"><text:bookmark text:name="user-content-integration Copy 1"/><text:bookmark-start text:name="__RefHeading___Toc879_545434365"/><text:span text:style-name="T11">7.2.3 </text:span>Integration<text:bookmark-end text:name="__RefHeading___Toc879_545434365"/></text:h>
      <text:h text:style-name="P46" text:outline-level="4"><text:bookmark text:name="user-content-modify-srcappjsx"/><text:bookmark-start text:name="__RefHeading___Toc881_545434365"/>[MODIFY] <text:bookmark-end text:name="__RefHeading___Toc881_545434365"/></text:h>
      <text:h text:style-name="P47" text:outline-level="4"><text:bookmark-start text:name="__RefHeading___Toc883_545434365"/>src/App.jsx<text:bookmark-end text:name="__RefHeading___Toc883_545434365"/></text:h>
      <text:list text:style-name="L18">
        <text:list-item>
          <text:p text:style-name="P58">Setup <text:span text:style-name="Source_20_Text">BrowserRouter</text:span>, <text:span text:style-name="Source_20_Text">Routes</text:span>, and <text:span text:style-name="Source_20_Text">Route</text:span>.</text:p>
        </text:list-item>
        <text:list-item>
          <text:p text:style-name="P59">Define routes for <text:span text:style-name="Source_20_Text">/</text:span>, <text:span text:style-name="Source_20_Text">/signup</text:span>, <text:span text:style-name="Source_20_Text">/signin</text:span>.</text:p>
        </text:list-item>
      </text:list>
      <text:h text:style-name="P36" text:outline-level="2"><text:bookmark text:name="user-content-verification-plan Copy 1"/><text:bookmark-start text:name="__RefHeading___Toc885_545434365"/><text:span text:style-name="T11">7.3 </text:span>Verification Plan<text:bookmark-end text:name="__RefHeading___Toc885_545434365"/></text:h>
      <text:h text:style-name="P45" text:outline-level="3"><text:bookmark text:name="user-content-manual-verification Copy 1"/><text:bookmark-start text:name="__RefHeading___Toc887_545434365"/><text:span text:style-name="T11">7.3.1 </text:span>Manual Verification<text:bookmark-end text:name="__RefHeading___Toc887_545434365"/></text:h>
      <text:list text:style-name="L19">
        <text:list-item>
          <text:p text:style-name="P60"><text:span text:style-name="Strong_20_Emphasis">Start App</text:span>: Run <text:span text:style-name="Source_20_Text">npm run dev</text:span> (frontend) and ensure backend is running.</text:p>
        </text:list-item>
        <text:list-item>
          <text:p text:style-name="P60"><text:span text:style-name="Strong_20_Emphasis">Signup Flow</text:span>: Navigate to <text:span text:style-name="Source_20_Text">/signup</text:span>, fill form, submit. Verify user created in DB (or via login).</text:p>
        </text:list-item>
        <text:list-item>
          <text:p text:style-name="P60"><text:span text:style-name="Strong_20_Emphasis">Signin Flow</text:span>: Navigate to <text:span text:style-name="Source_20_Text">/signin</text:span>, enter credentials. Verify successful login response.</text:p>
        </text:list-item>
        <text:list-item>
          <text:p text:style-name="P61"><text:span text:style-name="Strong_20_Emphasis">Navigation</text:span>: Verify links between pages work.</text:p>
        </text:list-item>
      </text:list>
      <text:p text:style-name="P17"/>
      <text:p text:style-name="P17"/>
      <text:h text:style-name="P44" text:outline-level="1"><text:bookmark text:name="user-content-mern-stack-implementation-walkthrough"/><text:bookmark-start text:name="__RefHeading___Toc889_545434365"/><text:span text:style-name="T12">8. </text:span>MERN Stack Implementation Walkthrough<text:bookmark-end text:name="__RefHeading___Toc889_545434365"/></text:h>
      <text:p text:style-name="P17">I have successfully implemented the full MERN stack application with a React frontend and Express backend.</text:p>
      <text:h text:style-name="P36" text:outline-level="2"><text:bookmark text:name="user-content-backend"/><text:bookmark-start text:name="__RefHeading___Toc891_545434365"/><text:span text:style-name="T12">8.1 </text:span>Backend<text:bookmark-end text:name="__RefHeading___Toc891_545434365"/></text:h>
      <text:list text:style-name="L20">
        <text:list-item>
          <text:p text:style-name="P62"><text:span text:style-name="Strong_20_Emphasis">Server</text:span>: Express server running on port <text:span text:style-name="Strong_20_Emphasis">5001</text:span>.</text:p>
        </text:list-item>
        <text:list-item>
          <text:p text:style-name="P62"><text:span text:style-name="Strong_20_Emphasis">Database</text:span>: MongoDB connection.</text:p>
        </text:list-item>
        <text:list-item>
          <text:p text:style-name="P63"><text:span text:style-name="Strong_20_Emphasis">API</text:span>: User registration and login endpoints.</text:p>
        </text:list-item>
      </text:list>
      <text:h text:style-name="P36" text:outline-level="2"><text:bookmark text:name="user-content-frontend"/><text:bookmark-start text:name="__RefHeading___Toc893_545434365"/><text:span text:style-name="T12">8.2 </text:span>Frontend<text:bookmark-end text:name="__RefHeading___Toc893_545434365"/></text:h>
      <text:list text:style-name="L21">
        <text:list-item>
          <text:p text:style-name="P64"><text:span text:style-name="Strong_20_Emphasis">Framework</text:span>: React with Vite.</text:p>
        </text:list-item>
        <text:list-item>
          <text:p text:style-name="P64"><text:span text:style-name="Strong_20_Emphasis">Routing</text:span>: <text:span text:style-name="Source_20_Text">react-router-dom</text:span> for navigation.</text:p>
        </text:list-item>
        <text:list-item>
          <text:p text:style-name="P64"><text:span text:style-name="Strong_20_Emphasis">Components</text:span>:</text:p>
          <text:list>
            <text:list-item>
              <text:p text:style-name="P64">Home: Landing page with welcome message.</text:p>
            </text:list-item>
            <text:list-item>
              <text:p text:style-name="P64">Signup: User registration form.</text:p>
            </text:list-item>
            <text:list-item>
              <text:p text:style-name="P64">Signin: User login form.</text:p>
            </text:list-item>
          </text:list>
        </text:list-item>
        <text:list-item>
          <text:p text:style-name="P64"><text:span text:style-name="Strong_20_Emphasis">Integration</text:span>: </text:p>
          <text:p text:style-name="P65">api.js helper to communicate with the backend.</text:p>
        </text:list-item>
      </text:list>
      <text:h text:style-name="P36" text:outline-level="2"><text:bookmark text:name="user-content-how-to-run Copy 1"/><text:bookmark-start text:name="__RefHeading___Toc895_545434365"/><text:span text:style-name="T12">8.3 </text:span>How to Run<text:bookmark-end text:name="__RefHeading___Toc895_545434365"/></text:h>
      <text:h text:style-name="P45" text:outline-level="3"><text:bookmark text:name="user-content-1-start-backend"/><text:bookmark-start text:name="__RefHeading___Toc897_545434365"/>1. Start Backend<text:bookmark-end text:name="__RefHeading___Toc897_545434365"/></text:h>
      <text:p text:style-name="P17">Open a terminal and run:</text:p>
      <text:p text:style-name="P66">cd server</text:p>
      <text:p text:style-name="P43">npm run dev</text:p>
      <text:p text:style-name="P17">Server runs on <text:span text:style-name="Source_20_Text">http://localhost:5001</text:span>.</text:p>
      <text:h text:style-name="P45" text:outline-level="3"><text:bookmark text:name="user-content-2-start-frontend"/><text:bookmark-start text:name="__RefHeading___Toc899_545434365"/>2. Start Frontend<text:bookmark-end text:name="__RefHeading___Toc899_545434365"/></text:h>
      <text:p text:style-name="P17">Open a new terminal and run:</text:p>
      <text:p text:style-name="P43">npm run dev</text:p>
      <text:p text:style-name="P17">Frontend runs on <text:span text:style-name="Source_20_Text">http://localhost:5173</text:span> (or 5174 if 5173 is busy).</text:p>
      <text:h text:style-name="P36" text:outline-level="2"><text:bookmark text:name="user-content-user-flow"/><text:bookmark-start text:name="__RefHeading___Toc901_545434365"/><text:span text:style-name="T12">8.4 </text:span>User Flow<text:bookmark-end text:name="__RefHeading___Toc901_545434365"/></text:h>
      <text:list text:style-name="L22">
        <text:list-item>
          <text:p text:style-name="P67">Open the frontend URL in your browser.</text:p>
        </text:list-item>
        <text:list-item>
          <text:p text:style-name="P67">Click <text:span text:style-name="Strong_20_Emphasis">Sign Up</text:span> to create a new account.</text:p>
        </text:list-item>
        <text:list-item>
          <text:p text:style-name="P67">After signup, you will be redirected to <text:span text:style-name="Strong_20_Emphasis">Sign In</text:span>.</text:p>
        </text:list-item>
        <text:list-item>
          <text:p text:style-name="P67">Enter your credentials to log in.</text:p>
        </text:list-item>
        <text:list-item>
          <text:p text:style-name="P68">Upon success, you will see a welcome message on the <text:span text:style-name="Strong_20_Emphasis">Home</text:span> page.</text:p>
        </text:list-item>
      </text:list>
      <text:h text:style-name="P36" text:outline-level="2"><text:bookmark text:name="user-content-api-endpoints-for-manual-testing"/><text:bookmark-start text:name="__RefHeading___Toc903_545434365"/><text:soft-page-break/><text:span text:style-name="T13">8,5 </text:span>API Endpoints (for manual testing)<text:bookmark-end text:name="__RefHeading___Toc903_545434365"/></text:h>
      <text:list xml:id="list47738466" text:style-name="L23">
        <text:list-item>
          <text:p text:style-name="P69"><text:span text:style-name="Source_20_Text">POST /api/users</text:span>: Register</text:p>
        </text:list-item>
        <text:list-item>
          <text:p text:style-name="P70"><text:span text:style-name="Source_20_Text">POST /api/users/login</text:span>: Login</text:p>
          <text:h text:style-name="P71" text:outline-level="1"><text:bookmark text:name="user-content-implementation-plan---cation-voltronic-clone"/><text:bookmark-start text:name="__RefHeading___Toc1071_545434365"/><text:span text:style-name="T13">9. </text:span>Implementation Plan - Cation Voltronic Clone<text:bookmark-end text:name="__RefHeading___Toc1071_545434365"/></text:h>
        </text:list-item>
      </text:list>
      <text:p text:style-name="P17">Clone the visual design and structure of <text:a xlink:type="simple" xlink:href="https://www.cationvoltronic.es/" text:style-name="Internet_20_link" text:visited-style-name="Visited_20_Internet_20_Link">cationvoltronic.es</text:a> using React and Vanilla CSS.</text:p>
      <text:h text:style-name="P36" text:outline-level="2"><text:bookmark text:name="user-content-user-review-required Copy 3"/><text:bookmark-start text:name="__RefHeading___Toc1073_545434365"/><text:span text:style-name="T13">9.1 </text:span>User Review Required<text:bookmark-end text:name="__RefHeading___Toc1073_545434365"/></text:h>
      <text:p text:style-name="P17">IMPORTANT</text:p>
      <text:p text:style-name="P17">I will be using <text:span text:style-name="Strong_20_Emphasis">Vanilla CSS</text:span> for styling as per standard guidelines. I will be overwriting the existing <text:span text:style-name="Source_20_Text">my-react-app</text:span> content in <text:span text:style-name="Source_20_Text">src/</text:span>.</text:p>
      <text:h text:style-name="P36" text:outline-level="2"><text:bookmark text:name="user-content-proposed-changes Copy 3"/><text:bookmark-start text:name="__RefHeading___Toc1075_545434365"/><text:span text:style-name="T13">9.2 </text:span>Proposed Changes<text:bookmark-end text:name="__RefHeading___Toc1075_545434365"/></text:h>
      <text:h text:style-name="P45" text:outline-level="3"><text:bookmark text:name="user-content-project-structure"/><text:bookmark-start text:name="__RefHeading___Toc1077_545434365"/>Project Structure<text:bookmark-end text:name="__RefHeading___Toc1077_545434365"/></text:h>
      <text:p text:style-name="P17">I will restructure <text:span text:style-name="Source_20_Text">src/</text:span> to organize components and styles.</text:p>
      <text:h text:style-name="P72" text:outline-level="4"><text:bookmark text:name="user-content-new-components"/><text:bookmark-start text:name="__RefHeading___Toc1079_545434365"/>[NEW] Components<text:bookmark-end text:name="__RefHeading___Toc1079_545434365"/></text:h>
      <text:list text:style-name="L24">
        <text:list-item>
          <text:p text:style-name="P73"><text:span text:style-name="Source_20_Text">src/components/Header.jsx</text:span>: Navigation bar with logo and links.</text:p>
        </text:list-item>
        <text:list-item>
          <text:p text:style-name="P73"><text:span text:style-name="Source_20_Text">src/components/Footer.jsx</text:span>: Footer with contact info and links.</text:p>
        </text:list-item>
        <text:list-item>
          <text:p text:style-name="P73"><text:span text:style-name="Source_20_Text">src/components/Hero.jsx</text:span>: Main banner area.</text:p>
        </text:list-item>
        <text:list-item>
          <text:p text:style-name="P73"><text:span text:style-name="Source_20_Text">src/components/ProductGrid.jsx</text:span>: Grid layout for product categories.</text:p>
        </text:list-item>
        <text:list-item>
          <text:p text:style-name="P73"><text:span text:style-name="Source_20_Text">src/components/ProductCard.jsx</text:span>: Individual product display card.</text:p>
        </text:list-item>
        <text:list-item>
          <text:p text:style-name="P74"><text:span text:style-name="Source_20_Text">src/pages/Home.jsx</text:span>: Main landing page assembling the components.</text:p>
        </text:list-item>
      </text:list>
      <text:h text:style-name="P72" text:outline-level="4"><text:bookmark text:name="user-content-modify-core-files"/><text:bookmark-start text:name="__RefHeading___Toc1081_545434365"/>[MODIFY] Core Files<text:bookmark-end text:name="__RefHeading___Toc1081_545434365"/></text:h>
      <text:list text:style-name="L25">
        <text:list-item>
          <text:p text:style-name="P75">src/App.jsx: Update to render the new layout.</text:p>
        </text:list-item>
        <text:list-item>
          <text:p text:style-name="P75">src/index.css: Reset styles and define global variables (colors, fonts).</text:p>
        </text:list-item>
        <text:list-item>
          <text:p text:style-name="P76">src/App.css: Specific styles for the app layout.</text:p>
        </text:list-item>
      </text:list>
      <text:h text:style-name="P45" text:outline-level="3"><text:bookmark text:name="user-content-styling-strategy"/><text:bookmark-start text:name="__RefHeading___Toc1083_545434365"/>Styling Strategy<text:bookmark-end text:name="__RefHeading___Toc1083_545434365"/></text:h>
      <text:list text:style-name="L26">
        <text:list-item>
          <text:p text:style-name="P77"><text:span text:style-name="Strong_20_Emphasis">Colors</text:span>:</text:p>
          <text:list>
            <text:list-item>
              <text:p text:style-name="P77">Primary: <text:span text:style-name="Source_20_Text">rgb(128, 0, 0)</text:span> (Maroon)</text:p>
            </text:list-item>
            <text:list-item>
              <text:p text:style-name="P77">Text: <text:span text:style-name="Source_20_Text">rgb(34, 34, 34)</text:span> (Dark Gray)</text:p>
            </text:list-item>
            <text:list-item>
              <text:p text:style-name="P77">Background: White/Light Gray</text:p>
            </text:list-item>
          </text:list>
        </text:list-item>
        <text:list-item>
          <text:p text:style-name="P78"><text:span text:style-name="Strong_20_Emphasis">CSS</text:span>: Use standard CSS with CSS variables for theming.</text:p>
        </text:list-item>
      </text:list>
      <text:h text:style-name="P36" text:outline-level="2"><text:bookmark text:name="user-content-verification-plan Copy 3"/><text:bookmark-start text:name="__RefHeading___Toc1085_545434365"/><text:span text:style-name="T13">9.3 </text:span>Verification Plan<text:bookmark-end text:name="__RefHeading___Toc1085_545434365"/></text:h>
      <text:h text:style-name="P45" text:outline-level="3"><text:bookmark-start text:name="__RefHeading___Toc1087_545434365"/>Automated Tests<text:bookmark-end text:name="__RefHeading___Toc1087_545434365"/></text:h>
      <text:list text:style-name="L27">
        <text:list-item>
          <text:p text:style-name="P79">Run <text:span text:style-name="Source_20_Text">npm run dev</text:span> to ensure the build passes.</text:p>
        </text:list-item>
        <text:list-item>
          <text:p text:style-name="P80">I will use the <text:span text:style-name="Source_20_Text">browser_subagent</text:span> to visit the local server and verify the layout matches the target site visually.</text:p>
        </text:list-item>
      </text:list>
      <text:h text:style-name="P45" text:outline-level="3"><text:bookmark text:name="user-content-manual-verification Copy 3"/><text:bookmark-start text:name="__RefHeading___Toc1089_545434365"/><text:soft-page-break/>Manual Verification<text:bookmark-end text:name="__RefHeading___Toc1089_545434365"/></text:h>
      <text:list text:style-name="L28">
        <text:list-item>
          <text:p text:style-name="P81">User should verify the "look and feel" matches the target site.</text:p>
        </text:list-item>
        <text:list-item>
          <text:p text:style-name="P82">Check responsiveness on different screen sizes.</text:p>
        </text:list-item>
      </text:list>
      <text:list xml:id="list134757040251575" text:continue-list="list47738466" text:style-name="L23">
        <text:list-header>
          <text:p text:style-name="P83"/>
          <text:h text:style-name="P84" text:outline-level="1"><text:bookmark text:name="user-content-products-hover-menu-component"/><text:bookmark-start text:name="__RefHeading___Toc1329_545434365"/><text:span text:style-name="T14">10. </text:span>Products Hover Menu Component<text:bookmark-end text:name="__RefHeading___Toc1329_545434365"/></text:h>
        </text:list-header>
      </text:list>
      <text:p text:style-name="P17">Clone the products dropdown menu from the Cation Voltronic website (<text:a xlink:type="simple" xlink:href="https://www.cationvoltronic.es/" text:style-name="Internet_20_link" text:visited-style-name="Visited_20_Internet_20_Link">https://www.cationvoltronic.es/</text:a>) and integrate it into the React application.</text:p>
      <text:h text:style-name="P36" text:outline-level="2"><text:bookmark text:name="user-content-analysis"/><text:bookmark-start text:name="__RefHeading___Toc1331_545434365"/><text:span text:style-name="T14">10.1 </text:span>Analysis<text:bookmark-end text:name="__RefHeading___Toc1331_545434365"/></text:h>
      <text:p text:style-name="P17">Based on the website inspection, the products menu contains:</text:p>
      <text:list text:style-name="L29">
        <text:list-item>
          <text:p text:style-name="P85"><text:span text:style-name="Strong_20_Emphasis">5 product categories</text:span>:</text:p>
          <text:list>
            <text:list-item>
              <text:p text:style-name="P85">GESTIÓN DE COLAS TURNOS (Queue Management &amp; Turns)</text:p>
            </text:list-item>
            <text:list-item>
              <text:p text:style-name="P85">RELOJERÍA (Clocks)</text:p>
            </text:list-item>
            <text:list-item>
              <text:p text:style-name="P85">MARCADORES DEPORTIVOS (Sports Scoreboards)</text:p>
            </text:list-item>
            <text:list-item>
              <text:p text:style-name="P85">PANELES DE INFORMACION (Information Panels)</text:p>
            </text:list-item>
            <text:list-item>
              <text:p text:style-name="P86">PANTALLA VIDEO FULL COLOR (Full Color Video Screens)</text:p>
            </text:list-item>
          </text:list>
        </text:list-item>
      </text:list>
      <text:p text:style-name="P17">Each category has:</text:p>
      <text:list text:style-name="L30">
        <text:list-item>
          <text:p text:style-name="P87">A category title</text:p>
        </text:list-item>
        <text:list-item>
          <text:p text:style-name="P87">An image icon</text:p>
        </text:list-item>
        <text:list-item>
          <text:p text:style-name="P88">A "VER PRODUCTO" (View Product) link</text:p>
        </text:list-item>
      </text:list>
      <text:p text:style-name="P17">The menu appears on hover over the "Productos" navigation item with a smooth dropdown animation.</text:p>
      <text:h text:style-name="P36" text:outline-level="2"><text:bookmark text:name="user-content-proposed-changes Copy 4"/><text:bookmark-start text:name="__RefHeading___Toc1333_545434365"/><text:span text:style-name="T14">10.2 </text:span>Proposed Changes<text:bookmark-end text:name="__RefHeading___Toc1333_545434365"/></text:h>
      <text:h text:style-name="P45" text:outline-level="3"><text:bookmark text:name="user-content-components Copy 1"/><text:bookmark-start text:name="__RefHeading___Toc1335_545434365"/>Components<text:bookmark-end text:name="__RefHeading___Toc1335_545434365"/></text:h>
      <text:h text:style-name="P46" text:outline-level="4"><text:bookmark text:name="user-content-new-productsmenujsx"/><text:bookmark-start text:name="__RefHeading___Toc1337_545434365"/>[NEW] <text:bookmark-end text:name="__RefHeading___Toc1337_545434365"/></text:h>
      <text:h text:style-name="P47" text:outline-level="4"><text:bookmark-start text:name="__RefHeading___Toc1339_545434365"/>ProductsMenu.jsx<text:bookmark-end text:name="__RefHeading___Toc1339_545434365"/></text:h>
      <text:list text:style-name="L31">
        <text:list-item>
          <text:p text:style-name="P89">Create a new component that renders the dropdown menu</text:p>
        </text:list-item>
        <text:list-item>
          <text:p text:style-name="P89">Include hover state management</text:p>
        </text:list-item>
        <text:list-item>
          <text:p text:style-name="P89">Display 5 product categories in a grid layout</text:p>
        </text:list-item>
        <text:list-item>
          <text:p text:style-name="P90">Each category displays an icon, title, and link</text:p>
        </text:list-item>
      </text:list>
      <text:h text:style-name="P46" text:outline-level="4"><text:bookmark text:name="user-content-new-productsmenucss"/><text:bookmark-start text:name="__RefHeading___Toc1341_545434365"/>[NEW] <text:bookmark-end text:name="__RefHeading___Toc1341_545434365"/></text:h>
      <text:h text:style-name="P47" text:outline-level="4"><text:bookmark-start text:name="__RefHeading___Toc1343_545434365"/>ProductsMenu.css<text:bookmark-end text:name="__RefHeading___Toc1343_545434365"/></text:h>
      <text:list text:style-name="L32">
        <text:list-item>
          <text:p text:style-name="P91">Styling for the dropdown menu container</text:p>
        </text:list-item>
        <text:list-item>
          <text:p text:style-name="P91">Grid layout for product categories</text:p>
        </text:list-item>
        <text:list-item>
          <text:p text:style-name="P91">Hover effects and transitions</text:p>
        </text:list-item>
        <text:list-item>
          <text:p text:style-name="P91">Dropdown animation (slide down with fade-in)</text:p>
        </text:list-item>
        <text:list-item>
          <text:p text:style-name="P92">Responsive design</text:p>
        </text:list-item>
      </text:list>
      <text:p text:style-name="P93"/>
      <text:h text:style-name="P45" text:outline-level="3"><text:bookmark text:name="user-content-integration Copy 2"/><text:bookmark-start text:name="__RefHeading___Toc1345_545434365"/><text:soft-page-break/>Integration<text:bookmark-end text:name="__RefHeading___Toc1345_545434365"/></text:h>
      <text:h text:style-name="P46" text:outline-level="4"><text:bookmark text:name="user-content-modify-headerjsx"/><text:bookmark-start text:name="__RefHeading___Toc1347_545434365"/>[MODIFY] <text:bookmark-end text:name="__RefHeading___Toc1347_545434365"/></text:h>
      <text:h text:style-name="P47" text:outline-level="4"><text:bookmark-start text:name="__RefHeading___Toc1349_545434365"/>Header.jsx<text:bookmark-end text:name="__RefHeading___Toc1349_545434365"/></text:h>
      <text:list text:style-name="L33">
        <text:list-item>
          <text:p text:style-name="P94">Import and integrate ProductsMenu component</text:p>
        </text:list-item>
        <text:list-item>
          <text:p text:style-name="P94">Update the "Productos" navigation item to trigger the dropdown on hover</text:p>
        </text:list-item>
        <text:list-item>
          <text:p text:style-name="P95">Add hover state management for showing/hiding the menu</text:p>
        </text:list-item>
      </text:list>
      <text:h text:style-name="P46" text:outline-level="4"><text:bookmark text:name="user-content-modify-headercss"/><text:bookmark-start text:name="__RefHeading___Toc1351_545434365"/>[MODIFY] <text:bookmark-end text:name="__RefHeading___Toc1351_545434365"/></text:h>
      <text:h text:style-name="P47" text:outline-level="4"><text:bookmark-start text:name="__RefHeading___Toc1353_545434365"/>Header.css<text:bookmark-end text:name="__RefHeading___Toc1353_545434365"/></text:h>
      <text:list text:style-name="L34">
        <text:list-item>
          <text:p text:style-name="P96">Add positioning styles to support the dropdown menu</text:p>
        </text:list-item>
        <text:list-item>
          <text:p text:style-name="P97">Ensure proper z-index layering</text:p>
        </text:list-item>
      </text:list>
      <text:h text:style-name="P36" text:outline-level="2"><text:bookmark text:name="user-content-verification-plan Copy 4"/><text:bookmark-start text:name="__RefHeading___Toc1355_545434365"/><text:span text:style-name="T14">10.3 </text:span>Verification Plan<text:bookmark-end text:name="__RefHeading___Toc1355_545434365"/></text:h>
      <text:h text:style-name="P45" text:outline-level="3"><text:bookmark text:name="user-content-manual-verification Copy 4"/><text:bookmark-start text:name="__RefHeading___Toc1357_545434365"/>Manual Verification<text:bookmark-end text:name="__RefHeading___Toc1357_545434365"/></text:h>
      <text:list text:style-name="L35">
        <text:list-item>
          <text:p text:style-name="P98"><text:span text:style-name="Strong_20_Emphasis">Hover Interaction Test</text:span>:</text:p>
          <text:list>
            <text:list-item>
              <text:p text:style-name="P99">Navigate to <text:span text:style-name="Source_20_Text">http://localhost:5175/</text:span> (or current dev server)</text:p>
            </text:list-item>
            <text:list-item>
              <text:p text:style-name="P99">Hover over the "Productos" menu item in the header</text:p>
            </text:list-item>
            <text:list-item>
              <text:p text:style-name="P99">Verify that the dropdown menu appears smoothly</text:p>
            </text:list-item>
            <text:list-item>
              <text:p text:style-name="P99">Verify that the menu displays all 5 product categories</text:p>
            </text:list-item>
            <text:list-item>
              <text:p text:style-name="P99">Move mouse away and verify the menu disappears</text:p>
            </text:list-item>
          </text:list>
        </text:list-item>
        <text:list-item>
          <text:p text:style-name="P98"><text:span text:style-name="Strong_20_Emphasis">Visual Comparison</text:span>:</text:p>
          <text:list>
            <text:list-item>
              <text:p text:style-name="P99">Compare the implemented menu with the original at <text:a xlink:type="simple" xlink:href="https://www.cationvoltronic.es/" text:style-name="Internet_20_link" text:visited-style-name="Visited_20_Internet_20_Link">https://www.cationvoltronic.es/</text:a></text:p>
            </text:list-item>
            <text:list-item>
              <text:p text:style-name="P99">Check layout, spacing, and visual design consistency</text:p>
            </text:list-item>
            <text:list-item>
              <text:p text:style-name="P99">Verify hover effects on individual product items</text:p>
            </text:list-item>
          </text:list>
        </text:list-item>
        <text:list-item>
          <text:p text:style-name="P98"><text:span text:style-name="Strong_20_Emphasis">Responsive Behavior</text:span>:</text:p>
          <text:list>
            <text:list-item>
              <text:p text:style-name="P99">Test on different screen sizes to ensure the menu remains usable</text:p>
            </text:list-item>
            <text:list-item>
              <text:p text:style-name="P98">Verify the menu doesn't overflow or break the layout</text:p>
            </text:list-item>
          </text:list>
        </text:list-item>
      </text:list>
      <text:list text:continue-list="list134757040251575" text:style-name="L23">
        <text:list-item>
          <text:p text:style-name="P83"/>
        </text:list-item>
      </text:list>
      <text:p text:style-name="P17"/>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1123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Header"><text:a xlink:type="simple" xlink:href="#Table of Contents1_Head|region" text:style-name="Internet_20_link" text:visited-style-name="Visited_20_Internet_20_Link"><text:span text:style-name="MT1">Index</text:span></text: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12:13:02.614278000</meta:creation-date>
    <dc:date>2025-11-29T13:47:55.004121000</dc:date>
    <meta:editing-duration>PT1H7M47S</meta:editing-duration>
    <meta:editing-cycles>11</meta:editing-cycles>
    <meta:generator>LibreOffice/25.8.3.2$MacOSX_X86_64 LibreOffice_project/8ca8d55c161d602844f5428fa4b58097424e324e</meta:generator>
    <meta:document-statistic meta:table-count="1" meta:image-count="0" meta:object-count="0" meta:page-count="16" meta:paragraph-count="385" meta:word-count="2234" meta:character-count="14163" meta:non-whitespace-character-count="12388"/>
  </office:meta>
</office:document-meta>
</file>